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Droid Sans Mono" svg:font-family="'Droid Sans Mono', monospace, monospace"/>
    <style:font-face style:name="Lohit Devanagari1" svg:font-family="'Lohit Devanagari'"/>
    <style:font-face style:name="adobe-clean" svg:font-family="adobe-clean, 'Source Sans Pro', apple-system, BlinkMacSystemFont, 'Segoe UI', Roboto, Ubuntu, 'Trebuchet MS', 'Lucida Grande', sans-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2.278cm" table:align="left"/>
    </style:style>
    <style:style style:name="Table1.A" style:family="table-column">
      <style:table-column-properties style:column-width="3.718cm"/>
    </style:style>
    <style:style style:name="Table1.B" style:family="table-column">
      <style:table-column-properties style:column-width="8.56cm"/>
    </style:style>
    <style:style style:name="Table1.A1" style:family="table-cell">
      <style:table-cell-properties style:vertical-align="middle" fo:padding="0cm" fo:border="none"/>
    </style:style>
    <style:style style:name="Table1.B1" style:family="table-cell">
      <style:table-cell-properties fo:padding="0.049cm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1cefe7" fo:background-color="#1e1e1e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262de5" fo:background-color="#1e1e1e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303225" fo:background-color="#1e1e1e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4c9f48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0c76d9" officeooo:paragraph-rsid="000df537" fo:background-color="#1e1e1e"/>
    </style:style>
    <style:style style:name="P7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0c76d9" officeooo:paragraph-rsid="000c76d9" fo:background-color="#1e1e1e"/>
    </style:style>
    <style:style style:name="P8" style:family="paragraph" style:parent-style-name="Standard">
      <style:text-properties fo:color="#d4d4d4" style:font-name="Droid Sans Mono" fo:font-size="10.5pt" fo:font-weight="normal" officeooo:rsid="000df537" officeooo:paragraph-rsid="000df537" fo:background-color="#1e1e1e"/>
    </style:style>
    <style:style style:name="P9" style:family="paragraph" style:parent-style-name="Standard">
      <style:text-properties fo:color="#d4d4d4" style:font-name="Droid Sans Mono" fo:font-size="10.5pt" fo:font-weight="normal" officeooo:rsid="000f6b22" officeooo:paragraph-rsid="00115d58" fo:background-color="#1e1e1e"/>
    </style:style>
    <style:style style:name="P10" style:family="paragraph" style:parent-style-name="Standard">
      <style:text-properties fo:color="#d4d4d4" style:font-name="Droid Sans Mono" fo:font-size="10.5pt" fo:font-weight="normal" officeooo:rsid="000f6b22" officeooo:paragraph-rsid="00130f6a" fo:background-color="#1e1e1e"/>
    </style:style>
    <style:style style:name="P11" style:family="paragraph" style:parent-style-name="Standard">
      <style:text-properties fo:color="#d4d4d4" style:font-name="Droid Sans Mono" fo:font-size="10.5pt" fo:font-weight="normal" officeooo:rsid="000f6b22" officeooo:paragraph-rsid="001d96d9" fo:background-color="#1e1e1e"/>
    </style:style>
    <style:style style:name="P12" style:family="paragraph" style:parent-style-name="Standard">
      <style:text-properties fo:color="#d4d4d4" style:font-name="Droid Sans Mono" fo:font-size="10.5pt" fo:font-weight="normal" officeooo:rsid="00130f6a" officeooo:paragraph-rsid="00130f6a" fo:background-color="#1e1e1e"/>
    </style:style>
    <style:style style:name="P13" style:family="paragraph" style:parent-style-name="Standard">
      <style:text-properties fo:color="#d4d4d4" style:font-name="Droid Sans Mono" fo:font-size="10.5pt" fo:font-weight="normal" officeooo:rsid="00130f6a" officeooo:paragraph-rsid="004c9f48" fo:background-color="#1e1e1e"/>
    </style:style>
    <style:style style:name="P14" style:family="paragraph" style:parent-style-name="Standard">
      <style:text-properties fo:color="#d4d4d4" style:font-name="Droid Sans Mono" fo:font-size="10.5pt" fo:font-weight="normal" officeooo:rsid="001869cb" officeooo:paragraph-rsid="001cefe7" fo:background-color="#1e1e1e" style:font-weight-asian="bold" style:font-weight-complex="bold"/>
    </style:style>
    <style:style style:name="P15" style:family="paragraph" style:parent-style-name="Standard">
      <style:text-properties fo:color="#d4d4d4" style:font-name="Droid Sans Mono" fo:font-size="10.5pt" fo:font-weight="normal" officeooo:rsid="0016c8cc" officeooo:paragraph-rsid="001cefe7" fo:background-color="#1e1e1e"/>
    </style:style>
    <style:style style:name="P16" style:family="paragraph" style:parent-style-name="Standard">
      <style:text-properties fo:color="#d4d4d4" style:font-name="Droid Sans Mono" fo:font-size="10.5pt" fo:font-weight="normal" officeooo:paragraph-rsid="001d96d9" fo:background-color="#1e1e1e"/>
    </style:style>
    <style:style style:name="P17" style:family="paragraph" style:parent-style-name="Standard">
      <style:text-properties fo:color="#d4d4d4" style:font-name="Droid Sans Mono" fo:font-size="10.5pt" fo:font-weight="normal" officeooo:rsid="00115d58" officeooo:paragraph-rsid="00262de5" fo:background-color="#1e1e1e"/>
    </style:style>
    <style:style style:name="P18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4b9aea" officeooo:paragraph-rsid="004b9aea" fo:background-color="#1e1e1e"/>
    </style:style>
    <style:style style:name="P19" style:family="paragraph" style:parent-style-name="Standard">
      <style:text-properties fo:color="#d4d4d4" style:font-name="Droid Sans Mono" fo:font-size="10.5pt" fo:font-weight="normal" officeooo:rsid="001cb84b" officeooo:paragraph-rsid="004c9f48" fo:background-color="#1e1e1e"/>
    </style:style>
    <style:style style:name="P20" style:family="paragraph" style:parent-style-name="Standard">
      <style:text-properties fo:color="#d4d4d4" style:font-name="Droid Sans Mono" fo:font-size="10.5pt" fo:font-weight="normal" officeooo:rsid="004ed5a1" officeooo:paragraph-rsid="004ed5a1" fo:background-color="#333333" style:font-weight-asian="normal" style:font-weight-complex="normal"/>
    </style:style>
    <style:style style:name="P21" style:family="paragraph" style:parent-style-name="Standard">
      <style:text-properties fo:color="#d4d4d4" style:font-name="Droid Sans Mono" fo:font-size="10.5pt" fo:font-weight="normal" officeooo:rsid="004ed5a1" officeooo:paragraph-rsid="004f67a4" fo:background-color="#333333" style:font-weight-asian="normal" style:font-weight-complex="normal"/>
    </style:style>
    <style:style style:name="P22" style:family="paragraph" style:parent-style-name="Standard">
      <style:text-properties fo:color="#d4d4d4" style:font-name="Droid Sans Mono" fo:font-size="10.5pt" fo:font-weight="normal" officeooo:rsid="004f67a4" officeooo:paragraph-rsid="004f67a4" fo:background-color="#333333"/>
    </style:style>
    <style:style style:name="P23" style:family="paragraph" style:parent-style-name="Standard">
      <style:paragraph-properties style:line-height-at-least="0.503cm"/>
      <style:text-properties fo:color="#d4d4d4" style:font-name="Droid Sans Mono" fo:font-size="11pt" fo:font-weight="normal" fo:background-color="#1e1e1e" style:font-size-asian="11pt" style:font-size-complex="11pt"/>
    </style:style>
    <style:style style:name="P24" style:family="paragraph" style:parent-style-name="Standard">
      <style:text-properties fo:color="#d4d4d4" style:font-name="Droid Sans Mono" fo:font-size="11pt" fo:font-weight="normal" officeooo:paragraph-rsid="0044292d" fo:background-color="#333333" style:font-size-asian="11pt" style:font-size-complex="11pt"/>
    </style:style>
    <style:style style:name="P25" style:family="paragraph" style:parent-style-name="Standard">
      <style:paragraph-properties style:line-height-at-least="0.503cm"/>
      <style:text-properties fo:color="#ce9178" style:font-name="Droid Sans Mono" fo:font-size="10.5pt" fo:font-weight="normal" fo:background-color="#1e1e1e"/>
    </style:style>
    <style:style style:name="P26" style:family="paragraph" style:parent-style-name="Standard">
      <style:paragraph-properties style:line-height-at-least="0.503cm"/>
      <style:text-properties fo:color="#ce9178" style:font-name="Droid Sans Mono" fo:font-size="10.5pt" fo:font-weight="normal" officeooo:paragraph-rsid="00115d58" fo:background-color="#1e1e1e"/>
    </style:style>
    <style:style style:name="P27" style:family="paragraph" style:parent-style-name="Standard">
      <style:paragraph-properties style:line-height-at-least="0.503cm"/>
      <style:text-properties fo:color="#ce9178" style:font-name="Droid Sans Mono" fo:font-size="10.5pt" fo:font-weight="normal" officeooo:paragraph-rsid="00130f6a" fo:background-color="#1e1e1e"/>
    </style:style>
    <style:style style:name="P28" style:family="paragraph" style:parent-style-name="Standard">
      <style:paragraph-properties style:line-height-at-least="0.503cm"/>
      <style:text-properties fo:color="#ce9178" style:font-name="Droid Sans Mono" fo:font-size="10.5pt" fo:font-weight="normal" officeooo:paragraph-rsid="001d96d9" fo:background-color="#1e1e1e"/>
    </style:style>
    <style:style style:name="P29" style:family="paragraph" style:parent-style-name="Standard">
      <style:paragraph-properties style:line-height-at-least="0.503cm"/>
      <style:text-properties fo:color="#ce9178" style:font-name="Droid Sans Mono" fo:font-size="10.5pt" fo:font-weight="normal" officeooo:paragraph-rsid="004c9f48" fo:background-color="#1e1e1e"/>
    </style:style>
    <style:style style:name="P30" style:family="paragraph" style:parent-style-name="Standard">
      <style:paragraph-properties style:line-height-at-least="0.503cm"/>
      <style:text-properties fo:color="#ce9178" style:font-name="Droid Sans Mono" fo:font-size="10.5pt" fo:font-weight="normal" officeooo:paragraph-rsid="004f67a4" fo:background-color="#1e1e1e"/>
    </style:style>
    <style:style style:name="P31" style:family="paragraph" style:parent-style-name="Standard">
      <style:paragraph-properties style:line-height-at-least="0.503cm"/>
      <style:text-properties fo:color="#ce9178" style:font-name="Droid Sans Mono" fo:font-size="11pt" fo:font-weight="normal" fo:background-color="#1e1e1e" style:font-size-asian="11pt" style:font-size-complex="11pt"/>
    </style:style>
    <style:style style:name="P32" style:family="paragraph" style:parent-style-name="Standard">
      <style:text-properties officeooo:rsid="000c76d9" officeooo:paragraph-rsid="000c76d9"/>
    </style:style>
    <style:style style:name="P33" style:family="paragraph" style:parent-style-name="Standard">
      <style:text-properties officeooo:rsid="000c76d9" officeooo:paragraph-rsid="000df537"/>
    </style:style>
    <style:style style:name="P34" style:family="paragraph" style:parent-style-name="Standard">
      <style:text-properties officeooo:rsid="000c76d9" officeooo:paragraph-rsid="001cefe7"/>
    </style:style>
    <style:style style:name="P35" style:family="paragraph" style:parent-style-name="Standard">
      <style:paragraph-properties style:line-height-at-least="0.503cm"/>
    </style:style>
    <style:style style:name="P36" style:family="paragraph" style:parent-style-name="Standard">
      <style:paragraph-properties style:line-height-at-least="0.503cm"/>
      <style:text-properties officeooo:paragraph-rsid="0022e664"/>
    </style:style>
    <style:style style:name="P37" style:family="paragraph" style:parent-style-name="Standard">
      <style:text-properties officeooo:rsid="000df537" officeooo:paragraph-rsid="000df537"/>
    </style:style>
    <style:style style:name="P38" style:family="paragraph" style:parent-style-name="Standard">
      <style:text-properties fo:color="#4fc1ff" style:font-name="Droid Sans Mono" fo:font-size="10.5pt" fo:font-weight="normal" officeooo:paragraph-rsid="000df537" fo:background-color="#1e1e1e"/>
    </style:style>
    <style:style style:name="P39" style:family="paragraph" style:parent-style-name="Standard">
      <style:text-properties officeooo:rsid="000f6b22" officeooo:paragraph-rsid="00115d58"/>
    </style:style>
    <style:style style:name="P40" style:family="paragraph" style:parent-style-name="Standard">
      <style:text-properties officeooo:rsid="000f6b22" officeooo:paragraph-rsid="00130f6a"/>
    </style:style>
    <style:style style:name="P41" style:family="paragraph" style:parent-style-name="Standard">
      <style:text-properties officeooo:rsid="000f6b22" officeooo:paragraph-rsid="001d96d9"/>
    </style:style>
    <style:style style:name="P42" style:family="paragraph" style:parent-style-name="Standard">
      <style:text-properties officeooo:rsid="00115d58" officeooo:paragraph-rsid="00115d58"/>
    </style:style>
    <style:style style:name="P43" style:family="paragraph" style:parent-style-name="Standard">
      <style:text-properties officeooo:paragraph-rsid="00130f6a"/>
    </style:style>
    <style:style style:name="P44" style:family="paragraph" style:parent-style-name="Standard">
      <style:text-properties officeooo:rsid="00130f6a" officeooo:paragraph-rsid="00130f6a"/>
    </style:style>
    <style:style style:name="P45" style:family="paragraph" style:parent-style-name="Standard">
      <style:text-properties officeooo:rsid="00130f6a" officeooo:paragraph-rsid="004c9f48"/>
    </style:style>
    <style:style style:name="P46" style:family="paragraph" style:parent-style-name="Standard">
      <style:text-properties officeooo:rsid="001cb84b" officeooo:paragraph-rsid="001cb84b"/>
    </style:style>
    <style:style style:name="P47" style:family="paragraph" style:parent-style-name="Standard">
      <style:paragraph-properties style:line-height-at-least="0.503cm"/>
      <style:text-properties officeooo:rsid="001cb84b"/>
    </style:style>
    <style:style style:name="P48" style:family="paragraph" style:parent-style-name="Standard">
      <style:text-properties officeooo:rsid="001cb84b" officeooo:paragraph-rsid="004c9f48"/>
    </style:style>
    <style:style style:name="P49" style:family="paragraph" style:parent-style-name="Standard">
      <style:text-properties fo:color="#000000" style:font-name="Abyssinica SIL" fo:font-weight="bold" officeooo:rsid="000bcd47" officeooo:paragraph-rsid="00130f6a" style:font-weight-asian="bold" style:font-weight-complex="bold"/>
    </style:style>
    <style:style style:name="P50" style:family="paragraph" style:parent-style-name="Standard">
      <style:text-properties fo:color="#000000" style:font-name="Abyssinica SIL" fo:font-weight="bold" officeooo:rsid="000bcd47" officeooo:paragraph-rsid="001d96d9" style:font-weight-asian="bold" style:font-weight-complex="bold"/>
    </style:style>
    <style:style style:name="P51" style:family="paragraph" style:parent-style-name="Standard">
      <style:text-properties officeooo:rsid="0016c8cc" officeooo:paragraph-rsid="001cefe7"/>
    </style:style>
    <style:style style:name="P52" style:family="paragraph" style:parent-style-name="Standard">
      <style:text-properties officeooo:rsid="001869cb" officeooo:paragraph-rsid="001cefe7"/>
    </style:style>
    <style:style style:name="P53" style:family="paragraph" style:parent-style-name="Standard">
      <style:text-properties officeooo:paragraph-rsid="001cefe7"/>
    </style:style>
    <style:style style:name="P54" style:family="paragraph" style:parent-style-name="Standard">
      <style:text-properties officeooo:paragraph-rsid="001d96d9"/>
    </style:style>
    <style:style style:name="P55" style:family="paragraph" style:parent-style-name="Standard">
      <style:text-properties officeooo:paragraph-rsid="000df537"/>
    </style:style>
    <style:style style:name="P56" style:family="paragraph" style:parent-style-name="Standard">
      <style:text-properties officeooo:paragraph-rsid="0025b9be"/>
    </style:style>
    <style:style style:name="P57" style:family="paragraph" style:parent-style-name="Standard">
      <style:text-properties style:font-name="Droid Sans Fallback" fo:font-weight="normal" officeooo:paragraph-rsid="0029d53a" style:font-weight-asian="normal" style:font-weight-complex="normal"/>
    </style:style>
    <style:style style:name="P58" style:family="paragraph" style:parent-style-name="Standard">
      <style:text-properties officeooo:paragraph-rsid="002d3677"/>
    </style:style>
    <style:style style:name="P59" style:family="paragraph" style:parent-style-name="Standard">
      <style:text-properties fo:font-variant="normal" fo:text-transform="none" fo:color="#d4d4d4" style:font-name="Droid Sans Mono" fo:font-size="10.5pt" fo:letter-spacing="normal" fo:font-style="normal" fo:font-weight="normal" officeooo:paragraph-rsid="001cb84b" fo:background-color="#1e1e1e"/>
    </style:style>
    <style:style style:name="P60" style:family="paragraph" style:parent-style-name="Standard">
      <style:text-properties fo:font-variant="normal" fo:text-transform="none" fo:color="#d4d4d4" style:font-name="Droid Sans Mono" fo:font-size="10.5pt" fo:letter-spacing="normal" fo:font-style="normal" fo:font-weight="normal" officeooo:paragraph-rsid="00303225" fo:background-color="#1e1e1e"/>
    </style:style>
    <style:style style:name="P61" style:family="paragraph" style:parent-style-name="Standard">
      <style:text-properties fo:font-variant="normal" fo:text-transform="none" fo:color="#d4d4d4" style:font-name="Droid Sans Mono" fo:font-size="10.5pt" fo:letter-spacing="normal" fo:font-style="normal" fo:font-weight="normal" officeooo:rsid="0033fe3c" officeooo:paragraph-rsid="0033fe3c" fo:background-color="#1e1e1e"/>
    </style:style>
    <style:style style:name="P62" style:family="paragraph" style:parent-style-name="Standard">
      <style:text-properties fo:font-variant="normal" fo:text-transform="none" fo:color="#d4d4d4" style:font-name="Droid Sans Mono" fo:font-size="10.5pt" fo:letter-spacing="normal" fo:font-style="normal" fo:font-weight="normal" officeooo:rsid="0034e317" officeooo:paragraph-rsid="0034e317" fo:background-color="#1e1e1e"/>
    </style:style>
    <style:style style:name="P63" style:family="paragraph" style:parent-style-name="Standard">
      <style:text-properties fo:font-variant="normal" fo:text-transform="none" fo:color="#d4d4d4" style:font-name="Droid Sans Mono" fo:font-size="10.5pt" fo:letter-spacing="normal" fo:font-style="normal" fo:font-weight="normal" officeooo:rsid="0036f43b" officeooo:paragraph-rsid="0036f43b" fo:background-color="#1e1e1e"/>
    </style:style>
    <style:style style:name="P64" style:family="paragraph" style:parent-style-name="Standard">
      <style:text-properties fo:font-variant="normal" fo:text-transform="none" fo:color="#d4d4d4" style:font-name="Droid Sans Mono" fo:font-size="10.5pt" fo:letter-spacing="normal" fo:font-style="normal" fo:font-weight="normal" officeooo:rsid="004b9aea" officeooo:paragraph-rsid="004b9aea" fo:background-color="#1e1e1e" style:font-weight-asian="normal" style:font-weight-complex="normal"/>
    </style:style>
    <style:style style:name="P65" style:family="paragraph" style:parent-style-name="Standard">
      <style:text-properties fo:font-variant="normal" fo:text-transform="none" fo:color="#d4d4d4" style:font-name="Droid Sans Mono" fo:font-size="10.5pt" fo:letter-spacing="normal" fo:font-style="normal" fo:font-weight="normal" officeooo:rsid="004788c0" officeooo:paragraph-rsid="004788c0" fo:background-color="#333333" style:font-weight-asian="normal" style:font-weight-complex="normal"/>
    </style:style>
    <style:style style:name="P66" style:family="paragraph" style:parent-style-name="Standard">
      <style:text-properties fo:font-variant="normal" fo:text-transform="none" fo:color="#d4d4d4" style:font-name="Droid Sans Mono" fo:font-size="10.5pt" fo:letter-spacing="normal" fo:font-style="normal" fo:font-weight="normal" officeooo:rsid="004b9aea" officeooo:paragraph-rsid="004b9aea" fo:background-color="#333333" style:font-weight-asian="normal" style:font-weight-complex="normal"/>
    </style:style>
    <style:style style:name="P67" style:family="paragraph" style:parent-style-name="Standard">
      <style:text-properties fo:font-variant="normal" fo:text-transform="none" fo:color="#d4d4d4" style:font-name="Droid Sans Mono" fo:font-size="10.5pt" fo:letter-spacing="normal" fo:font-style="normal" fo:font-weight="normal" officeooo:rsid="004c9f48" officeooo:paragraph-rsid="004e262d" fo:background-color="#333333" style:font-weight-asian="normal" style:font-weight-complex="normal"/>
    </style:style>
    <style:style style:name="P68" style:family="paragraph" style:parent-style-name="Standard">
      <style:text-properties fo:font-variant="normal" fo:text-transform="none" fo:color="#d4d4d4" style:font-name="Droid Sans Mono" fo:font-size="11pt" fo:letter-spacing="normal" fo:font-style="normal" fo:font-weight="normal" officeooo:rsid="00303225" officeooo:paragraph-rsid="0044292d" fo:background-color="#333333" style:font-size-asian="11pt" style:font-weight-asian="normal" style:font-size-complex="11pt" style:font-weight-complex="normal"/>
    </style:style>
    <style:style style:name="P69" style:family="paragraph" style:parent-style-name="Standard">
      <style:text-properties fo:font-variant="normal" fo:text-transform="none" fo:color="#d4d4d4" style:text-line-through-style="none" style:text-line-through-type="none" style:font-name="adobe-clean" fo:font-size="12pt" fo:letter-spacing="normal" fo:font-style="normal" style:text-underline-style="none" fo:font-weight="normal" officeooo:rsid="004f67a4" officeooo:paragraph-rsid="004f67a4" style:text-blinking="false" fo:background-color="#333333" style:font-weight-asian="normal" style:font-weight-complex="normal"/>
    </style:style>
    <style:style style:name="P70" style:family="paragraph" style:parent-style-name="Standard">
      <style:paragraph-properties style:line-height-at-least="0.503cm"/>
      <style:text-properties fo:font-variant="normal" fo:text-transform="none" fo:color="#d4d4d4" style:text-line-through-style="none" style:text-line-through-type="none" style:font-name="adobe-clean" fo:font-size="12pt" fo:letter-spacing="normal" fo:font-style="normal" style:text-underline-style="none" fo:font-weight="normal" officeooo:rsid="004f67a4" officeooo:paragraph-rsid="004f67a4" style:text-blinking="false" fo:background-color="#333333" style:font-weight-asian="normal" style:font-weight-complex="normal"/>
    </style:style>
    <style:style style:name="P71" style:family="paragraph" style:parent-style-name="Standard">
      <style:paragraph-properties style:line-height-at-least="0.503cm"/>
      <style:text-properties fo:font-variant="normal" fo:text-transform="none" fo:color="#000000" style:font-name="Abyssinica SIL" fo:font-size="10.5pt" fo:letter-spacing="normal" fo:font-style="normal" fo:font-weight="bold" officeooo:rsid="000bcd47" officeooo:paragraph-rsid="00303225" fo:background-color="#1e1e1e" style:font-weight-asian="bold" style:font-weight-complex="bold"/>
    </style:style>
    <style:style style:name="P72" style:family="paragraph" style:parent-style-name="Standard">
      <style:text-properties fo:font-variant="normal" fo:text-transform="none" fo:color="#000000" style:font-name="Abyssinica SIL" fo:letter-spacing="normal" fo:font-style="normal" fo:font-weight="bold" officeooo:rsid="001cb84b" officeooo:paragraph-rsid="004c9f48" style:font-weight-asian="bold" style:font-weight-complex="bold"/>
    </style:style>
    <style:style style:name="P73" style:family="paragraph" style:parent-style-name="Standard">
      <style:text-properties fo:font-variant="normal" fo:text-transform="none" fo:color="#000000" style:text-line-through-style="none" style:text-line-through-type="none" style:font-name="adobe-clean" fo:font-size="12pt" fo:letter-spacing="normal" fo:font-style="normal" style:text-underline-style="none" fo:font-weight="normal" officeooo:rsid="001cefe7" officeooo:paragraph-rsid="00130f6a" style:text-blinking="false" fo:background-color="#ffffff" style:font-weight-asian="normal" style:font-weight-complex="normal"/>
    </style:style>
    <style:style style:name="P74" style:family="paragraph" style:parent-style-name="Standard">
      <style:text-properties fo:font-variant="normal" fo:text-transform="none" style:text-line-through-style="none" style:text-line-through-type="none" style:font-name="adobe-clean" fo:font-size="12pt" fo:letter-spacing="normal" fo:font-style="normal" style:text-underline-style="none" fo:font-weight="normal" officeooo:rsid="004f67a4" officeooo:paragraph-rsid="004f67a4" style:text-blinking="false" fo:background-color="#ffffff" style:font-weight-asian="normal" style:font-weight-complex="normal"/>
    </style:style>
    <style:style style:name="P75" style:family="paragraph" style:parent-style-name="Standard">
      <style:text-properties fo:font-variant="normal" fo:text-transform="none" fo:color="#ff4000" style:text-line-through-style="none" style:text-line-through-type="none" style:font-name="Liberation Serif" fo:font-size="12pt" fo:letter-spacing="normal" fo:font-style="normal" style:text-underline-style="none" fo:font-weight="normal" officeooo:rsid="0050323a" officeooo:paragraph-rsid="0050323a" style:text-blinking="false" fo:background-color="#ffffff" style:font-weight-asian="normal" style:font-weight-complex="normal"/>
    </style:style>
    <style:style style:name="P76" style:family="paragraph" style:parent-style-name="Standard">
      <style:text-properties style:font-name="Abyssinica SIL" fo:font-weight="bold" officeooo:paragraph-rsid="0025b9be" style:font-weight-asian="bold" style:font-weight-complex="bold"/>
    </style:style>
    <style:style style:name="P77" style:family="paragraph" style:parent-style-name="Standard">
      <style:text-properties style:font-name="Liberation Serif" fo:font-weight="normal" officeooo:rsid="004ed5a1" officeooo:paragraph-rsid="004ed5a1" style:font-weight-asian="normal" style:font-weight-complex="normal"/>
    </style:style>
    <style:style style:name="P78" style:family="paragraph" style:parent-style-name="Standard">
      <style:text-properties style:font-name="Liberation Serif" fo:font-weight="normal" officeooo:rsid="004f67a4" officeooo:paragraph-rsid="004f67a4" style:font-weight-asian="normal" style:font-weight-complex="normal"/>
    </style:style>
    <style:style style:name="P79" style:family="paragraph" style:parent-style-name="Preformatted_20_Text">
      <style:text-properties fo:font-variant="normal" fo:text-transform="none" style:font-name="Liberation Serif" fo:font-size="12pt" fo:letter-spacing="normal" fo:font-style="normal" fo:font-weight="normal" officeooo:paragraph-rsid="00303225" style:font-size-asian="12pt" style:font-weight-asian="normal" style:font-size-complex="12pt" style:font-weight-complex="normal"/>
    </style:style>
    <style:style style:name="P80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303225" officeooo:paragraph-rsid="0044292d" style:font-size-asian="12pt" style:font-weight-asian="normal" style:font-size-complex="12pt" style:font-weight-complex="normal"/>
    </style:style>
    <style:style style:name="P81" style:family="paragraph" style:parent-style-name="Preformatted_20_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303225" officeooo:paragraph-rsid="0044292d" style:text-blinking="false" fo:background-color="#ffffff" style:font-size-asian="12pt" style:font-weight-asian="normal" style:font-size-complex="12pt" style:font-weight-complex="normal"/>
    </style:style>
    <style:style style:name="P82" style:family="paragraph" style:parent-style-name="Table_20_Contents">
      <style:paragraph-properties style:line-height-at-least="0.529cm"/>
      <style:text-properties style:font-name="ui-monospace" fo:font-size="9pt"/>
    </style:style>
    <style:style style:name="P83" style:family="paragraph" style:parent-style-name="Table_20_Contents">
      <style:text-properties fo:font-size="2pt" style:font-size-asian="2pt" style:font-size-complex="2pt"/>
    </style:style>
    <style:style style:name="P84" style:family="paragraph" style:parent-style-name="Text_20_body">
      <style:text-properties fo:font-variant="normal" fo:text-transform="none" style:font-name="adobe-clean" fo:letter-spacing="normal" fo:font-style="normal" fo:font-weight="normal" officeooo:rsid="001cb84b" officeooo:paragraph-rsid="001cb84b"/>
    </style:style>
    <style:style style:name="P85" style:family="paragraph" style:parent-style-name="Text_20_body">
      <style:text-properties fo:font-variant="normal" fo:text-transform="none" style:font-name="adobe-clean" fo:letter-spacing="normal" fo:font-style="normal" fo:font-weight="normal" officeooo:rsid="0031e71f" officeooo:paragraph-rsid="0034e317"/>
    </style:style>
    <style:style style:name="P86" style:family="paragraph" style:parent-style-name="Text_20_body">
      <style:text-properties fo:font-variant="normal" fo:text-transform="none" style:font-name="adobe-clean" fo:letter-spacing="normal" fo:font-style="normal" fo:font-weight="normal" officeooo:rsid="0034e317" officeooo:paragraph-rsid="0034e317"/>
    </style:style>
    <style:style style:name="P87" style:family="paragraph" style:parent-style-name="Text_20_body">
      <style:text-properties fo:font-variant="normal" fo:text-transform="none" style:font-name="adobe-clean" fo:letter-spacing="normal" fo:font-style="normal" fo:font-weight="normal" officeooo:rsid="0036f43b" officeooo:paragraph-rsid="0036f43b"/>
    </style:style>
    <style:style style:name="P88" style:family="paragraph" style:parent-style-name="Text_20_body">
      <style:text-properties fo:font-variant="normal" fo:text-transform="none" style:font-name="Liberation Serif" fo:letter-spacing="normal" fo:font-style="normal" fo:font-weight="normal" officeooo:rsid="00303225" officeooo:paragraph-rsid="00303225" style:font-weight-asian="normal" style:font-weight-complex="normal"/>
    </style:style>
    <style:style style:name="P89" style:family="paragraph" style:parent-style-name="Text_20_body">
      <style:text-properties fo:font-variant="normal" fo:text-transform="none" style:font-name="Liberation Serif" fo:letter-spacing="normal" fo:font-style="normal" fo:font-weight="normal" officeooo:rsid="0031e71f" officeooo:paragraph-rsid="0031e71f"/>
    </style:style>
    <style:style style:name="P90" style:family="paragraph" style:parent-style-name="Text_20_body">
      <style:text-properties fo:font-variant="normal" fo:text-transform="none" fo:color="#000000" style:font-name="Abyssinica SIL" fo:letter-spacing="normal" fo:font-style="normal" fo:font-weight="bold" officeooo:rsid="000bcd47" officeooo:paragraph-rsid="001cb84b" style:font-weight-asian="bold" style:font-weight-complex="bold"/>
    </style:style>
    <style:style style:name="P91" style:family="paragraph" style:parent-style-name="Text_20_body">
      <style:text-properties fo:font-variant="normal" fo:text-transform="none" fo:color="#000000" style:font-name="Abyssinica SIL" fo:letter-spacing="normal" fo:font-style="normal" fo:font-weight="bold" officeooo:rsid="000bcd47" officeooo:paragraph-rsid="003fd0c2" style:font-weight-asian="bold" style:font-weight-complex="bold"/>
    </style:style>
    <style:style style:name="P92" style:family="paragraph" style:parent-style-name="Text_20_body">
      <style:text-properties fo:font-variant="normal" fo:text-transform="none" fo:color="#000000" style:font-name="Liberation Serif" fo:letter-spacing="normal" fo:font-style="normal" fo:font-weight="normal" officeooo:rsid="0034e317" officeooo:paragraph-rsid="0034e317" style:font-weight-asian="normal" style:font-weight-complex="normal"/>
    </style:style>
    <style:style style:name="P93" style:family="paragraph" style:parent-style-name="Text_20_body">
      <style:text-properties fo:font-variant="normal" fo:text-transform="none" fo:color="#000000" style:font-name="Liberation Serif" fo:letter-spacing="normal" fo:font-style="normal" fo:font-weight="normal" officeooo:rsid="0034e317" officeooo:paragraph-rsid="004591ec" style:font-weight-asian="normal" style:font-weight-complex="normal"/>
    </style:style>
    <style:style style:name="P94" style:family="paragraph" style:parent-style-name="Text_20_body">
      <style:text-properties fo:font-variant="normal" fo:text-transform="none" fo:color="#000000" style:font-name="Liberation Serif" fo:letter-spacing="normal" fo:font-style="normal" fo:font-weight="normal" officeooo:rsid="0036f43b" officeooo:paragraph-rsid="0036f43b" style:font-weight-asian="normal" style:font-weight-complex="normal"/>
    </style:style>
    <style:style style:name="P95" style:family="paragraph" style:parent-style-name="Text_20_body">
      <style:text-properties fo:font-variant="normal" fo:text-transform="none" fo:color="#000000" style:font-name="Liberation Serif" fo:letter-spacing="normal" fo:font-style="normal" fo:font-weight="normal" officeooo:rsid="0036f43b" officeooo:paragraph-rsid="0034e317" style:font-weight-asian="normal" style:font-weight-complex="normal"/>
    </style:style>
    <style:style style:name="P96" style:family="paragraph" style:parent-style-name="Text_20_body">
      <style:text-properties fo:font-variant="normal" fo:text-transform="none" fo:color="#000000" style:font-name="Liberation Serif" fo:letter-spacing="normal" fo:font-style="normal" fo:font-weight="normal" officeooo:rsid="000bcd47" officeooo:paragraph-rsid="001cb84b" style:font-weight-asian="normal" style:font-weight-complex="normal"/>
    </style:style>
    <style:style style:name="P97" style:family="paragraph" style:parent-style-name="Text_20_body">
      <style:text-properties fo:font-variant="normal" fo:text-transform="none" fo:color="#000000" style:font-name="Liberation Serif" fo:letter-spacing="normal" fo:font-style="normal" fo:font-weight="normal" officeooo:rsid="000bcd47" officeooo:paragraph-rsid="004591ec" style:font-weight-asian="normal" style:font-weight-complex="normal"/>
    </style:style>
    <style:style style:name="P98" style:family="paragraph" style:parent-style-name="Text_20_body">
      <style:text-properties fo:font-variant="normal" fo:text-transform="none" fo:color="#000000" style:font-name="Liberation Serif" fo:letter-spacing="normal" fo:font-style="normal" fo:font-weight="normal" officeooo:rsid="004788c0" officeooo:paragraph-rsid="004788c0" style:font-weight-asian="normal" style:font-weight-complex="normal"/>
    </style:style>
    <style:style style:name="P99" style:family="paragraph" style:parent-style-name="Text_20_body">
      <style:text-properties fo:font-variant="normal" fo:text-transform="none" fo:color="#000000" style:font-name="Liberation Serif" fo:letter-spacing="normal" fo:font-style="normal" fo:font-weight="normal" officeooo:rsid="0044b677" officeooo:paragraph-rsid="0044b677" style:font-weight-asian="normal" style:font-weight-complex="normal"/>
    </style:style>
    <style:style style:name="P100" style:family="paragraph" style:parent-style-name="Text_20_body">
      <style:text-properties fo:font-variant="normal" fo:text-transform="none" fo:color="#000000" style:font-name="Liberation Serif" fo:letter-spacing="normal" fo:font-style="normal" fo:font-weight="normal" officeooo:rsid="004aa8ee" officeooo:paragraph-rsid="004aa8ee" style:font-weight-asian="normal" style:font-weight-complex="normal"/>
    </style:style>
    <style:style style:name="P101" style:family="paragraph" style:parent-style-name="Text_20_body">
      <style:text-properties fo:font-variant="normal" fo:text-transform="none" fo:color="#000000" style:font-name="Liberation Serif" fo:letter-spacing="normal" fo:font-style="normal" fo:font-weight="normal" officeooo:rsid="004c9f48" officeooo:paragraph-rsid="004c9f48" style:font-weight-asian="normal" style:font-weight-complex="normal"/>
    </style:style>
    <style:style style:name="P102" style:family="paragraph" style:parent-style-name="Text_20_body">
      <style:text-properties fo:font-variant="normal" fo:text-transform="none" fo:color="#000000" style:font-name="Liberation Serif" fo:letter-spacing="normal" fo:font-style="normal" fo:font-weight="normal" officeooo:rsid="004c9f48" officeooo:paragraph-rsid="004e262d" style:font-weight-asian="normal" style:font-weight-complex="normal"/>
    </style:style>
    <style:style style:name="P103" style:family="paragraph" style:parent-style-name="Text_20_body">
      <style:text-properties fo:font-variant="normal" fo:text-transform="none" fo:color="#000000" style:font-name="adobe-clean" fo:font-size="12pt" fo:letter-spacing="normal" fo:font-style="normal" fo:font-weight="bold" officeooo:rsid="000bcd47" officeooo:paragraph-rsid="001cb84b" style:font-size-asian="12pt" style:font-weight-asian="bold" style:font-size-complex="12pt" style:font-weight-complex="bold"/>
    </style:style>
    <style:style style:name="P104" style:family="paragraph" style:parent-style-name="Text_20_body">
      <style:text-properties fo:font-variant="normal" fo:text-transform="none" fo:color="#000000" style:text-line-through-style="none" style:text-line-through-type="none" style:font-name="adobe-clean" fo:font-size="12pt" fo:letter-spacing="normal" fo:font-style="normal" style:text-underline-style="none" fo:font-weight="normal" officeooo:rsid="004e262d" officeooo:paragraph-rsid="004e262d" style:text-blinking="false" fo:background-color="#ffffff" style:font-weight-asian="normal" style:font-weight-complex="normal"/>
    </style:style>
    <style:style style:name="P105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3575a" officeooo:paragraph-rsid="0044292d" style:text-blinking="false" fo:background-color="#ffffff" style:font-weight-asian="normal" style:font-weight-complex="normal"/>
    </style:style>
    <style:style style:name="P106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788c0" officeooo:paragraph-rsid="004788c0" style:text-blinking="false" fo:background-color="#ffffff" style:font-weight-asian="normal" style:font-weight-complex="normal"/>
    </style:style>
    <style:style style:name="P107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aa8ee" officeooo:paragraph-rsid="004aa8ee" style:text-blinking="false" fo:background-color="#ffffff" style:font-weight-asian="normal" style:font-weight-complex="normal"/>
    </style:style>
    <style:style style:name="P108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b9aea" officeooo:paragraph-rsid="004b9aea" style:text-blinking="false" fo:background-color="#ffffff" style:font-weight-asian="normal" style:font-weight-complex="normal"/>
    </style:style>
    <style:style style:name="P109" style:family="paragraph" style:parent-style-name="Text_20_body">
      <style:text-properties fo:font-variant="normal" fo:text-transform="none" fo:color="#c9211e" style:font-name="Abyssinica SIL" fo:letter-spacing="normal" fo:font-style="normal" fo:font-weight="bold" officeooo:rsid="000bcd47" officeooo:paragraph-rsid="001cb84b" style:font-weight-asian="bold" style:font-weight-complex="bold"/>
    </style:style>
    <style:style style:name="P110" style:family="paragraph" style:parent-style-name="Text_20_body">
      <style:text-properties officeooo:paragraph-rsid="0034e317"/>
    </style:style>
    <style:style style:name="P111" style:family="paragraph" style:parent-style-name="Text_20_body">
      <style:text-properties fo:color="#000000" style:font-name="Liberation Serif" fo:font-size="12pt" officeooo:paragraph-rsid="004788c0" style:font-size-asian="12pt" style:font-size-complex="12pt"/>
    </style:style>
    <style:style style:name="P112" style:family="paragraph" style:parent-style-name="Text_20_body">
      <style:text-properties style:font-name="Liberation Serif" fo:font-weight="normal" officeooo:paragraph-rsid="003f5fd1" style:font-weight-asian="normal" style:font-weight-complex="normal"/>
    </style:style>
    <style:style style:name="P113" style:family="paragraph" style:parent-style-name="Text_20_body">
      <style:text-properties officeooo:paragraph-rsid="004b9aea"/>
    </style:style>
    <style:style style:name="P114" style:family="paragraph" style:parent-style-name="Text_20_body">
      <style:text-properties officeooo:paragraph-rsid="004c9f48"/>
    </style:style>
    <style:style style:name="P115" style:family="paragraph" style:parent-style-name="Text_20_body">
      <style:text-properties officeooo:rsid="004c9f48" officeooo:paragraph-rsid="004c9f48"/>
    </style:style>
    <style:style style:name="P116" style:family="paragraph" style:parent-style-name="Heading_20_1">
      <style:text-properties fo:font-variant="normal" fo:text-transform="none" fo:color="#000000" style:font-name="Abyssinica SIL" fo:letter-spacing="normal" fo:font-style="normal" fo:font-weight="bold" officeooo:rsid="000bcd47" officeooo:paragraph-rsid="001cb84b" style:font-weight-asian="bold" style:font-weight-complex="bold"/>
    </style:style>
    <style:style style:name="P117" style:family="paragraph" style:parent-style-name="Heading_20_1">
      <style:text-properties fo:font-variant="normal" fo:text-transform="none" fo:color="#000000" style:font-name="Abyssinica SIL" fo:letter-spacing="normal" fo:font-style="normal" fo:font-weight="bold" officeooo:rsid="0034e317" officeooo:paragraph-rsid="0034e317" style:font-weight-asian="bold" style:font-weight-complex="bold"/>
    </style:style>
    <style:style style:name="P118" style:family="paragraph" style:parent-style-name="Heading_20_1">
      <style:text-properties fo:font-variant="normal" fo:text-transform="none" fo:color="#000000" style:font-name="adobe-clean" fo:letter-spacing="normal" fo:font-style="normal" fo:font-weight="bold" officeooo:rsid="000bcd47" officeooo:paragraph-rsid="001cb84b" style:font-weight-asian="bold" style:font-weight-complex="bold"/>
    </style:style>
    <style:style style:name="P119" style:family="paragraph" style:parent-style-name="Heading_20_1">
      <style:text-properties fo:font-variant="normal" fo:text-transform="none" fo:color="#000000" style:font-name="adobe-clean" fo:font-size="12pt" fo:letter-spacing="normal" fo:font-style="normal" fo:font-weight="bold" officeooo:rsid="000bcd47" officeooo:paragraph-rsid="001cb84b" style:font-size-asian="12pt" style:font-weight-asian="bold" style:font-size-complex="12pt" style:font-weight-complex="bold"/>
    </style:style>
    <style:style style:name="P120" style:family="paragraph" style:parent-style-name="Heading_20_1">
      <style:text-properties fo:font-variant="normal" fo:text-transform="none" style:font-name="adobe-clean" fo:letter-spacing="normal" fo:font-style="normal" fo:font-weight="bold" officeooo:paragraph-rsid="001cb84b" style:font-weight-asian="bold" style:font-weight-complex="bold"/>
    </style:style>
    <style:style style:name="P121" style:family="paragraph" style:parent-style-name="Text_20_body">
      <style:text-properties fo:font-variant="normal" fo:text-transform="none" fo:color="#000000" style:text-line-through-style="none" style:text-line-through-type="none" style:font-name="adobe-clean" fo:font-size="12pt" fo:letter-spacing="normal" fo:font-style="normal" style:text-underline-style="none" fo:font-weight="normal" officeooo:rsid="004e262d" officeooo:paragraph-rsid="004e262d" style:text-blinking="false" fo:background-color="#ffffff" style:font-weight-asian="normal" style:font-weight-complex="normal"/>
    </style:style>
    <style:style style:name="T1" style:family="text">
      <style:text-properties fo:color="#569cd6"/>
    </style:style>
    <style:style style:name="T2" style:family="text">
      <style:text-properties fo:color="#569cd6" style:font-name="Droid Sans Mono" fo:font-size="10.5pt" fo:font-weight="normal" fo:background-color="#1e1e1e" loext:char-shading-value="0"/>
    </style:style>
    <style:style style:name="T3" style:family="text">
      <style:text-properties fo:color="#569cd6" style:font-name="Droid Sans Mono" fo:font-size="10.5pt" fo:font-weight="normal" officeooo:rsid="000c76d9" fo:background-color="#1e1e1e" loext:char-shading-value="0"/>
    </style:style>
    <style:style style:name="T4" style:family="text">
      <style:text-properties fo:color="#569cd6" style:font-name="Consolas" officeooo:rsid="000bcd47" style:font-weight-asian="bold" style:font-weight-complex="bold"/>
    </style:style>
    <style:style style:name="T5" style:family="text">
      <style:text-properties fo:color="#569cd6" style:font-name="Abyssinica SIL" fo:font-weight="bold" style:font-weight-asian="bold" style:font-weight-complex="bold"/>
    </style:style>
    <style:style style:name="T6" style:family="text">
      <style:text-properties fo:color="#569cd6" style:font-name="Liberation Serif" officeooo:rsid="0036f43b" style:font-weight-asian="normal" style:font-weight-complex="normal"/>
    </style:style>
    <style:style style:name="T7" style:family="text">
      <style:text-properties fo:color="#569cd6" style:text-line-through-style="none" style:text-line-through-type="none" style:font-name="Liberation Serif" fo:font-size="12pt" style:text-underline-style="none" style:text-blinking="false"/>
    </style:style>
    <style:style style:name="T8" style:family="text">
      <style:text-properties fo:color="#569cd6" style:text-line-through-style="none" style:text-line-through-type="none" style:font-name="Liberation Serif" style:text-underline-style="none" officeooo:rsid="0043575a" style:text-blinking="false"/>
    </style:style>
    <style:style style:name="T9" style:family="text">
      <style:text-properties fo:color="#569cd6" style:text-line-through-style="none" style:text-line-through-type="none" fo:font-size="12pt" style:text-underline-style="none" style:text-blinking="false"/>
    </style:style>
    <style:style style:name="T10" style:family="text">
      <style:text-properties fo:color="#569cd6" style:text-line-through-style="none" style:text-line-through-type="none" style:font-name="adobe-clean" fo:font-size="12pt" style:text-underline-style="none" officeooo:rsid="004e262d" style:text-blinking="false"/>
    </style:style>
    <style:style style:name="T11" style:family="text">
      <style:text-properties fo:color="#d4d4d4"/>
    </style:style>
    <style:style style:name="T12" style:family="text">
      <style:text-properties fo:color="#d4d4d4" fo:font-weight="bold" style:font-weight-asian="bold" style:font-weight-complex="bold"/>
    </style:style>
    <style:style style:name="T13" style:family="text">
      <style:text-properties fo:color="#d4d4d4" style:font-name="Droid Sans Mono" fo:font-size="10.5pt" fo:font-weight="normal" fo:background-color="#1e1e1e" loext:char-shading-value="0"/>
    </style:style>
    <style:style style:name="T14" style:family="text">
      <style:text-properties fo:color="#d4d4d4" style:font-name="Droid Sans Mono" fo:font-size="10.5pt" fo:font-weight="normal" officeooo:rsid="000c76d9" fo:background-color="#1e1e1e" loext:char-shading-value="0"/>
    </style:style>
    <style:style style:name="T15" style:family="text">
      <style:text-properties fo:color="#d4d4d4" style:font-name="Droid Sans Mono" fo:font-size="10.5pt" fo:font-weight="bold" fo:background-color="#1e1e1e" loext:char-shading-value="0" style:font-weight-asian="bold" style:font-weight-complex="bold"/>
    </style:style>
    <style:style style:name="T16" style:family="text">
      <style:text-properties fo:color="#d4d4d4" style:font-name="Droid Sans Mono" fo:font-size="10.5pt" fo:font-weight="bold" officeooo:rsid="000df537" fo:background-color="#1e1e1e" loext:char-shading-value="0" style:font-weight-asian="bold" style:font-weight-complex="bold"/>
    </style:style>
    <style:style style:name="T17" style:family="text">
      <style:text-properties fo:color="#d4d4d4" style:font-name="Droid Sans Mono" fo:font-size="10.5pt" fo:font-weight="bold" officeooo:rsid="001ebf3d" fo:background-color="#1e1e1e" loext:char-shading-value="0" style:font-weight-asian="bold" style:font-weight-complex="bold"/>
    </style:style>
    <style:style style:name="T18" style:family="text">
      <style:text-properties fo:color="#d4d4d4" fo:font-size="10.5pt" officeooo:rsid="000f6b22" fo:background-color="#1e1e1e" loext:char-shading-value="0"/>
    </style:style>
    <style:style style:name="T19" style:family="text">
      <style:text-properties fo:color="#4fc1ff"/>
    </style:style>
    <style:style style:name="T20" style:family="text">
      <style:text-properties fo:color="#4fc1ff" style:font-name="Droid Sans Mono" fo:font-size="10.5pt" fo:font-weight="normal" fo:background-color="#1e1e1e" loext:char-shading-value="0"/>
    </style:style>
    <style:style style:name="T21" style:family="text">
      <style:text-properties fo:color="#4fc1ff" style:font-name="Droid Sans Mono" fo:font-size="10.5pt" fo:font-weight="normal" officeooo:rsid="001cefe7" fo:background-color="#1e1e1e" loext:char-shading-value="0"/>
    </style:style>
    <style:style style:name="T22" style:family="text">
      <style:text-properties fo:color="#4fc1ff" style:font-name="Droid Sans Mono" fo:font-size="10.5pt" fo:font-weight="normal" officeooo:rsid="000c76d9" fo:background-color="#1e1e1e" loext:char-shading-value="0"/>
    </style:style>
    <style:style style:name="T23" style:family="text">
      <style:text-properties fo:color="#4fc1ff" style:font-name="Droid Sans Mono" fo:font-size="10.5pt" fo:font-weight="normal" officeooo:rsid="000df537" fo:background-color="#1e1e1e" loext:char-shading-value="0"/>
    </style:style>
    <style:style style:name="T24" style:family="text">
      <style:text-properties fo:color="#4fc1ff" style:font-name="Droid Sans Mono" fo:font-size="10.5pt" fo:font-weight="bold" officeooo:rsid="000df537" fo:background-color="#1e1e1e" loext:char-shading-value="0" style:font-weight-asian="bold" style:font-weight-complex="bold"/>
    </style:style>
    <style:style style:name="T25" style:family="text">
      <style:text-properties fo:color="#4fc1ff" style:font-name="Droid Sans Mono" fo:font-size="10.5pt" fo:font-weight="bold" officeooo:rsid="000bcd47" fo:background-color="#1e1e1e" loext:char-shading-value="0" style:font-weight-asian="bold" style:font-weight-complex="bold"/>
    </style:style>
    <style:style style:name="T26" style:family="text">
      <style:text-properties fo:color="#4fc1ff" officeooo:rsid="000f6b22"/>
    </style:style>
    <style:style style:name="T27" style:family="text">
      <style:text-properties fo:color="#4fc1ff" fo:font-size="10.5pt" officeooo:rsid="000f6b22" fo:background-color="#1e1e1e" loext:char-shading-value="0"/>
    </style:style>
    <style:style style:name="T28" style:family="text">
      <style:text-properties fo:color="#4fc1ff" style:font-name="Consolas" officeooo:rsid="000bcd47" style:font-weight-asian="bold" style:font-weight-complex="bold"/>
    </style:style>
    <style:style style:name="T29" style:family="text">
      <style:text-properties fo:color="#4fc1ff" style:font-name="Abyssinica SIL" fo:font-weight="bold" style:font-weight-asian="bold" style:font-weight-complex="bold"/>
    </style:style>
    <style:style style:name="T30" style:family="text">
      <style:text-properties fo:color="#4fc1ff" style:font-name="Liberation Serif" style:font-weight-asian="normal" style:font-weight-complex="normal"/>
    </style:style>
    <style:style style:name="T31" style:family="text">
      <style:text-properties fo:color="#4fc1ff" style:font-name="Liberation Serif" officeooo:rsid="0036f43b" style:font-weight-asian="normal" style:font-weight-complex="normal"/>
    </style:style>
    <style:style style:name="T32" style:family="text">
      <style:text-properties fo:color="#4fc1ff" style:text-line-through-style="none" style:text-line-through-type="none" style:font-name="Liberation Serif" fo:font-size="12pt" style:text-underline-style="none" style:text-blinking="false"/>
    </style:style>
    <style:style style:name="T33" style:family="text">
      <style:text-properties fo:color="#4fc1ff" style:text-line-through-style="none" style:text-line-through-type="none" style:font-name="Liberation Serif" style:text-underline-style="none" officeooo:rsid="0043575a" style:text-blinking="false"/>
    </style:style>
    <style:style style:name="T34" style:family="text">
      <style:text-properties fo:color="#4fc1ff" style:text-line-through-style="none" style:text-line-through-type="none" fo:font-size="12pt" style:text-underline-style="none" style:text-blinking="false"/>
    </style:style>
    <style:style style:name="T35" style:family="text">
      <style:text-properties fo:color="#4fc1ff" style:text-line-through-style="none" style:text-line-through-type="none" fo:font-size="12pt" style:text-underline-style="none" style:text-blinking="false" fo:background-color="#333333" loext:char-shading-value="0"/>
    </style:style>
    <style:style style:name="T36" style:family="text">
      <style:text-properties fo:color="#dcdcaa"/>
    </style:style>
    <style:style style:name="T37" style:family="text">
      <style:text-properties fo:color="#dcdcaa" officeooo:rsid="000f6b22"/>
    </style:style>
    <style:style style:name="T38" style:family="text">
      <style:text-properties fo:color="#dcdcaa" style:font-name="Droid Sans Mono" fo:font-size="10.5pt" fo:font-weight="normal" fo:background-color="#1e1e1e" loext:char-shading-value="0"/>
    </style:style>
    <style:style style:name="T39" style:family="text">
      <style:text-properties fo:color="#dcdcaa" style:font-name="Droid Sans Mono" fo:font-size="10.5pt" fo:font-weight="normal" officeooo:rsid="000c76d9" fo:background-color="#1e1e1e" loext:char-shading-value="0"/>
    </style:style>
    <style:style style:name="T40" style:family="text">
      <style:text-properties fo:color="#dcdcaa" style:font-name="Abyssinica SIL" fo:font-weight="bold" style:font-weight-asian="bold" style:font-weight-complex="bold"/>
    </style:style>
    <style:style style:name="T41" style:family="text">
      <style:text-properties fo:color="#dcdcaa" fo:font-size="10.5pt" officeooo:rsid="001f6330" fo:background-color="#1e1e1e" loext:char-shading-value="0"/>
    </style:style>
    <style:style style:name="T42" style:family="text">
      <style:text-properties fo:color="#dcdcaa" fo:font-size="10.5pt" officeooo:rsid="000f6b22" fo:background-color="#1e1e1e" loext:char-shading-value="0"/>
    </style:style>
    <style:style style:name="T43" style:family="text">
      <style:text-properties fo:color="#dcdcaa" style:font-name="Consolas" officeooo:rsid="000bcd47" style:font-weight-asian="bold" style:font-weight-complex="bold"/>
    </style:style>
    <style:style style:name="T44" style:family="text">
      <style:text-properties fo:color="#dcdcaa" style:font-name="Liberation Serif" style:font-weight-asian="normal" style:font-weight-complex="normal"/>
    </style:style>
    <style:style style:name="T45" style:family="text">
      <style:text-properties fo:color="#dcdcaa" style:font-name="Liberation Serif" officeooo:rsid="0036f43b" style:font-weight-asian="normal" style:font-weight-complex="normal"/>
    </style:style>
    <style:style style:name="T46" style:family="text">
      <style:text-properties fo:color="#dcdcaa" style:text-line-through-style="none" style:text-line-through-type="none" style:font-name="Liberation Serif" fo:font-size="12pt" style:text-underline-style="none" style:text-blinking="false"/>
    </style:style>
    <style:style style:name="T47" style:family="text">
      <style:text-properties fo:color="#dcdcaa" style:text-line-through-style="none" style:text-line-through-type="none" style:font-name="Liberation Serif" style:text-underline-style="none" officeooo:rsid="0043575a" style:text-blinking="false"/>
    </style:style>
    <style:style style:name="T48" style:family="text">
      <style:text-properties fo:color="#dcdcaa" style:text-line-through-style="none" style:text-line-through-type="none" fo:font-size="12pt" style:text-underline-style="none" style:text-blinking="false"/>
    </style:style>
    <style:style style:name="T49" style:family="text">
      <style:text-properties fo:color="#dcdcaa" style:text-line-through-style="none" style:text-line-through-type="none" fo:font-size="12pt" style:text-underline-style="none" style:text-blinking="false" fo:background-color="#333333" loext:char-shading-value="0"/>
    </style:style>
    <style:style style:name="T50" style:family="text">
      <style:text-properties fo:color="#dcdcaa" style:text-line-through-style="none" style:text-line-through-type="none" style:font-name="adobe-clean" fo:font-size="12pt" style:text-underline-style="none" officeooo:rsid="004e262d" style:text-blinking="false"/>
    </style:style>
    <style:style style:name="T51" style:family="text">
      <style:text-properties fo:color="#ce9178"/>
    </style:style>
    <style:style style:name="T52" style:family="text">
      <style:text-properties fo:color="#ce9178" fo:font-weight="bold" style:font-weight-asian="bold" style:font-weight-complex="bold"/>
    </style:style>
    <style:style style:name="T53" style:family="text">
      <style:text-properties fo:color="#ce9178" style:font-name="Droid Sans Mono" fo:font-size="10.5pt" fo:font-weight="normal" fo:background-color="#1e1e1e" loext:char-shading-value="0"/>
    </style:style>
    <style:style style:name="T54" style:family="text">
      <style:text-properties fo:color="#ce9178" style:font-name="Droid Sans Mono" fo:font-size="10.5pt" fo:font-weight="bold" officeooo:rsid="000df537" fo:background-color="#1e1e1e" loext:char-shading-value="0" style:font-weight-asian="bold" style:font-weight-complex="bold"/>
    </style:style>
    <style:style style:name="T55" style:family="text">
      <style:text-properties fo:color="#ce9178" style:font-name="Abyssinica SIL" fo:font-weight="bold" style:font-weight-asian="bold" style:font-weight-complex="bold"/>
    </style:style>
    <style:style style:name="T56" style:family="text">
      <style:text-properties fo:color="#ce9178" fo:background-color="#1e1e1e" loext:char-shading-value="0"/>
    </style:style>
    <style:style style:name="T57" style:family="text">
      <style:text-properties fo:color="#ce9178" style:text-line-through-style="none" style:text-line-through-type="none" style:font-name="Liberation Serif" fo:font-size="12pt" style:text-underline-style="none" style:text-blinking="false"/>
    </style:style>
    <style:style style:name="T58" style:family="text">
      <style:text-properties fo:color="#ce9178" style:text-line-through-style="none" style:text-line-through-type="none" fo:font-size="12pt" style:text-underline-style="none" style:text-blinking="false"/>
    </style:style>
    <style:style style:name="T59" style:family="text">
      <style:text-properties fo:color="#ce9178" style:text-line-through-style="none" style:text-line-through-type="none" fo:font-size="12pt" style:text-underline-style="none" style:text-blinking="false" fo:background-color="#333333" loext:char-shading-value="0"/>
    </style:style>
    <style:style style:name="T60" style:family="text">
      <style:text-properties fo:color="#ce9178" style:text-line-through-style="none" style:text-line-through-type="none" style:font-name="adobe-clean" fo:font-size="12pt" style:text-underline-style="none" officeooo:rsid="004e262d" style:text-blinking="false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0bcd47" style:font-weight-asian="bold" style:font-weight-complex="bold"/>
    </style:style>
    <style:style style:name="T63" style:family="text">
      <style:text-properties fo:font-weight="bold" officeooo:rsid="000df537" style:font-weight-asian="bold" style:font-weight-complex="bold"/>
    </style:style>
    <style:style style:name="T64" style:family="text">
      <style:text-properties officeooo:rsid="000df537"/>
    </style:style>
    <style:style style:name="T65" style:family="text">
      <style:text-properties officeooo:rsid="000f6b22"/>
    </style:style>
    <style:style style:name="T66" style:family="text">
      <style:text-properties officeooo:rsid="00115d58"/>
    </style:style>
    <style:style style:name="T67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bold" officeooo:rsid="00130f6a" style:text-blinking="false" fo:background-color="#ffffff" loext:char-shading-value="0" style:font-weight-asian="bold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bold" officeooo:rsid="000bcd47" style:text-blinking="false" fo:background-color="#ffffff" loext:char-shading-value="0" style:font-weight-asian="bold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font-name="adobe-clean" fo:font-size="12pt" fo:letter-spacing="normal" fo:font-style="normal" style:text-underline-style="none" style:text-blinking="false" fo:background-color="#ffffff" loext:char-shading-value="0"/>
    </style:style>
    <style:style style:name="T7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cefe7" style:text-blinking="false" fo:background-color="#ffffff" loext:char-shading-value="0" style:font-weight-asian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d3677" style:text-blinking="false" fo:background-color="#ffffff" loext:char-shading-value="0" style:font-weight-asian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788c0" style:text-blinking="false" fo:background-color="#ffffff" loext:char-shading-value="0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b9aea" style:text-blinking="false" fo:background-color="#ffffff" loext:char-shading-value="0" style:font-size-asian="12pt" style:font-weight-asian="normal" style:font-size-complex="12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style:text-blinking="false" fo:background-color="#ffffff" loext:char-shading-value="0"/>
    </style:style>
    <style:style style:name="T75" style:family="text">
      <style:text-properties fo:font-variant="normal" fo:text-transform="none" fo:color="#000000" style:font-name="Liberation Serif" fo:letter-spacing="normal" fo:font-style="normal" fo:font-weight="bold" officeooo:rsid="0034e317" style:font-weight-asian="bold" style:font-weight-complex="bold"/>
    </style:style>
    <style:style style:name="T76" style:family="text">
      <style:text-properties fo:font-variant="normal" fo:text-transform="none" fo:color="#000000" style:font-name="Liberation Serif" fo:letter-spacing="normal" fo:font-style="normal" fo:font-weight="bold" officeooo:rsid="0036f43b" style:font-weight-asian="bold" style:font-weight-complex="bold"/>
    </style:style>
    <style:style style:name="T77" style:family="text">
      <style:text-properties fo:font-variant="normal" fo:text-transform="none" fo:color="#000000" style:font-name="Liberation Serif" fo:letter-spacing="normal" fo:font-style="normal" fo:font-weight="normal" officeooo:rsid="0036f43b" style:font-weight-asian="normal" style:font-weight-complex="normal"/>
    </style:style>
    <style:style style:name="T78" style:family="text">
      <style:text-properties fo:font-variant="normal" fo:text-transform="none" fo:color="#000000" style:font-name="Liberation Serif" fo:letter-spacing="normal" fo:font-style="normal" fo:font-weight="normal" officeooo:rsid="0037cb80" style:font-weight-asian="normal" style:font-weight-complex="normal"/>
    </style:style>
    <style:style style:name="T79" style:family="text">
      <style:text-properties fo:font-variant="normal" fo:text-transform="none" fo:color="#000000" fo:letter-spacing="normal" fo:font-style="normal" officeooo:rsid="003ebdce"/>
    </style:style>
    <style:style style:name="T80" style:family="text">
      <style:text-properties fo:font-variant="normal" fo:text-transform="none" fo:color="#000000" fo:letter-spacing="normal" fo:font-style="normal" officeooo:rsid="003f5fd1"/>
    </style:style>
    <style:style style:name="T81" style:family="text">
      <style:text-properties fo:font-variant="normal" fo:text-transform="none" fo:color="#000000" fo:font-size="12pt" fo:letter-spacing="normal" fo:font-style="normal" officeooo:rsid="000bcd47"/>
    </style:style>
    <style:style style:name="T82" style:family="text">
      <style:text-properties fo:font-variant="normal" fo:text-transform="none" fo:color="#000000" fo:font-size="12pt" fo:letter-spacing="normal" fo:font-style="normal" officeooo:rsid="003f5fd1"/>
    </style:style>
    <style:style style:name="T83" style:family="text">
      <style:text-properties fo:font-variant="normal" fo:text-transform="none" fo:color="#000000" fo:font-size="12pt" fo:letter-spacing="normal" fo:font-style="normal" officeooo:rsid="003ebdce"/>
    </style:style>
    <style:style style:name="T84" style:family="text">
      <style:text-properties fo:font-variant="normal" fo:text-transform="none" fo:color="#d4d4d4" style:font-name="Consolas" fo:font-size="10.5pt" fo:letter-spacing="normal" fo:font-style="normal" fo:font-weight="normal" fo:background-color="#1e1e1e" loext:char-shading-value="0"/>
    </style:style>
    <style:style style:name="T85" style:family="text">
      <style:text-properties fo:font-variant="normal" fo:text-transform="none" fo:color="#d4d4d4" style:font-name="Consolas" fo:font-size="10.5pt" fo:letter-spacing="normal" fo:font-style="normal" fo:font-weight="normal" officeooo:rsid="002d3677" fo:background-color="#1e1e1e" loext:char-shading-value="0"/>
    </style:style>
    <style:style style:name="T86" style:family="text">
      <style:text-properties fo:font-variant="normal" fo:text-transform="none" fo:color="#e3e3e3" style:font-name="Droid Sans Mono" fo:font-size="10.5pt" fo:letter-spacing="normal" fo:font-weight="normal" fo:background-color="#1e1e1e" loext:char-shading-value="0"/>
    </style:style>
    <style:style style:name="T87" style:family="text">
      <style:text-properties fo:font-variant="normal" fo:text-transform="none" fo:color="#e3e3e3" style:font-name="Consolas" fo:font-size="10.5pt" fo:letter-spacing="normal" fo:font-style="normal" fo:font-weight="normal" fo:background-color="#1e1e1e" loext:char-shading-value="0"/>
    </style:style>
    <style:style style:name="T88" style:family="text">
      <style:text-properties fo:font-variant="normal" fo:text-transform="none" style:text-line-through-style="none" style:text-line-through-type="none" style:font-name="adobe-clean" fo:font-size="12pt" fo:letter-spacing="normal" fo:font-style="normal" style:text-underline-style="none" style:text-blinking="false" fo:background-color="#ffffff" loext:char-shading-value="0"/>
    </style:style>
    <style:style style:name="T89" style:family="text">
      <style:text-properties fo:font-variant="normal" fo:text-transform="none" style:text-line-through-style="none" style:text-line-through-type="none" style:font-name="adobe-clean" fo:font-size="12pt" fo:letter-spacing="normal" fo:font-style="normal" style:text-underline-style="none" officeooo:rsid="004f67a4" style:text-blinking="false" fo:background-color="#ffffff" loext:char-shading-value="0"/>
    </style:style>
    <style:style style:name="T90" style:family="text">
      <style:text-properties fo:font-variant="normal" fo:text-transform="none" style:text-line-through-style="none" style:text-line-through-type="none" style:font-name="adobe-clean" fo:font-size="12pt" fo:letter-spacing="normal" fo:font-style="normal" style:text-underline-style="none" officeooo:rsid="004f67a4" style:text-blinking="false"/>
    </style:style>
    <style:style style:name="T91" style:family="text">
      <style:text-properties fo:font-variant="normal" fo:text-transform="none" style:text-line-through-style="none" style:text-line-through-type="none" style:font-name="adobe-clean" fo:font-size="12pt" fo:letter-spacing="normal" fo:font-style="normal" style:text-underline-style="none" style:text-blinking="false" style:font-weight-asian="normal" style:font-weight-complex="normal"/>
    </style:style>
    <style:style style:name="T92" style:family="text">
      <style:text-properties fo:font-variant="normal" fo:text-transform="none" style:text-line-through-style="none" style:text-line-through-type="none" style:font-name="Liberation Serif" fo:letter-spacing="normal" fo:font-style="normal" style:text-underline-style="none" officeooo:rsid="00303225" style:text-blinking="false" style:font-weight-asian="normal" style:font-weight-complex="normal"/>
    </style:style>
    <style:style style:name="T9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9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4788c0" style:text-blinking="false" fo:background-color="#ffffff" loext:char-shading-value="0" style:font-weight-asian="normal" style:font-weight-complex="normal"/>
    </style:style>
    <style:style style:name="T95" style:family="text">
      <style:text-properties fo:font-variant="normal" fo:text-transform="none" style:text-line-through-style="none" style:text-line-through-type="none" fo:letter-spacing="normal" style:text-underline-style="none" officeooo:rsid="004788c0" style:text-blinking="false" fo:background-color="#ffffff" loext:char-shading-value="0" style:font-weight-asian="normal" style:font-weight-complex="normal"/>
    </style:style>
    <style:style style:name="T96" style:family="text">
      <style:text-properties fo:font-variant="normal" fo:text-transform="none" fo:color="#4fc1ff" style:text-line-through-style="none" style:text-line-through-type="none" style:font-name="Liberation Serif" fo:letter-spacing="normal" fo:font-style="normal" style:text-underline-style="none" officeooo:rsid="00303225" style:text-blinking="false" style:font-weight-asian="normal" style:font-weight-complex="normal"/>
    </style:style>
    <style:style style:name="T97" style:family="text">
      <style:text-properties fo:font-variant="normal" fo:text-transform="none" fo:color="#4fc1ff" style:text-line-through-style="none" style:text-line-through-type="none" style:font-name="adobe-clean" fo:font-size="12pt" fo:letter-spacing="normal" fo:font-style="normal" style:text-underline-style="none" officeooo:rsid="004f67a4" style:text-blinking="false"/>
    </style:style>
    <style:style style:name="T98" style:family="text">
      <style:text-properties fo:font-variant="normal" fo:text-transform="none" fo:color="#4fc1ff" style:text-line-through-style="none" style:text-line-through-type="none" style:font-name="adobe-clean" fo:font-size="12pt" fo:letter-spacing="normal" fo:font-style="normal" style:text-underline-style="none" style:text-blinking="false" style:font-weight-asian="normal" style:font-weight-complex="normal"/>
    </style:style>
    <style:style style:name="T99" style:family="text">
      <style:text-properties fo:font-variant="normal" fo:text-transform="none" fo:color="#dcdcaa" style:text-line-through-style="none" style:text-line-through-type="none" style:font-name="Liberation Serif" fo:letter-spacing="normal" fo:font-style="normal" style:text-underline-style="none" officeooo:rsid="00303225" style:text-blinking="false" style:font-weight-asian="normal" style:font-weight-complex="normal"/>
    </style:style>
    <style:style style:name="T100" style:family="text">
      <style:text-properties fo:font-variant="normal" fo:text-transform="none" fo:color="#dcdcaa" style:text-line-through-style="none" style:text-line-through-type="none" style:font-name="adobe-clean" fo:font-size="12pt" fo:letter-spacing="normal" fo:font-style="normal" style:text-underline-style="none" officeooo:rsid="004f67a4" style:text-blinking="false"/>
    </style:style>
    <style:style style:name="T101" style:family="text">
      <style:text-properties fo:font-variant="normal" fo:text-transform="none" fo:color="#dcdcaa" style:text-line-through-style="none" style:text-line-through-type="none" style:font-name="adobe-clean" fo:font-size="12pt" fo:letter-spacing="normal" fo:font-style="normal" style:text-underline-style="none" style:text-blinking="false" style:font-weight-asian="normal" style:font-weight-complex="normal"/>
    </style:style>
    <style:style style:name="T102" style:family="text">
      <style:text-properties fo:font-variant="normal" fo:text-transform="none" fo:color="#569cd6" style:text-line-through-style="none" style:text-line-through-type="none" style:font-name="adobe-clean" fo:font-size="12pt" fo:letter-spacing="normal" fo:font-style="normal" style:text-underline-style="none" officeooo:rsid="004f67a4" style:text-blinking="false"/>
    </style:style>
    <style:style style:name="T103" style:family="text">
      <style:text-properties fo:font-variant="normal" fo:text-transform="none" fo:color="#569cd6" style:text-line-through-style="none" style:text-line-through-type="none" style:font-name="adobe-clean" fo:font-size="12pt" fo:letter-spacing="normal" fo:font-style="normal" style:text-underline-style="none" style:text-blinking="false" style:font-weight-asian="normal" style:font-weight-complex="normal"/>
    </style:style>
    <style:style style:name="T104" style:family="text">
      <style:text-properties fo:font-variant="normal" fo:text-transform="none" fo:color="#9cdcfe" style:text-line-through-style="none" style:text-line-through-type="none" style:font-name="adobe-clean" fo:font-size="12pt" fo:letter-spacing="normal" fo:font-style="normal" style:text-underline-style="none" style:text-blinking="false" style:font-weight-asian="normal" style:font-weight-complex="normal"/>
    </style:style>
    <style:style style:name="T105" style:family="text">
      <style:text-properties fo:font-variant="normal" fo:text-transform="none" fo:color="#ce9178" style:text-line-through-style="none" style:text-line-through-type="none" style:font-name="adobe-clean" fo:font-size="12pt" fo:letter-spacing="normal" fo:font-style="normal" style:text-underline-style="none" style:text-blinking="false" style:font-weight-asian="normal" style:font-weight-complex="normal"/>
    </style:style>
    <style:style style:name="T106" style:family="text">
      <style:text-properties fo:color="#000000"/>
    </style:style>
    <style:style style:name="T107" style:family="text">
      <style:text-properties fo:color="#000000" style:font-name="Abyssinica SIL" fo:font-weight="bold" style:font-weight-asian="bold" style:font-weight-complex="bold"/>
    </style:style>
    <style:style style:name="T108" style:family="text">
      <style:text-properties fo:color="#000000" style:font-name="Abyssinica SIL" fo:font-weight="bold" officeooo:rsid="000bcd47" style:font-weight-asian="bold" style:font-weight-complex="bold"/>
    </style:style>
    <style:style style:name="T109" style:family="text">
      <style:text-properties fo:color="#000000" style:font-name="Abyssinica SIL" fo:font-weight="bold" officeooo:rsid="00130f6a" style:font-weight-asian="bold" style:font-weight-complex="bold"/>
    </style:style>
    <style:style style:name="T110" style:family="text">
      <style:text-properties fo:color="#000000" style:font-name="Abyssinica SIL" fo:font-weight="bold" officeooo:rsid="00303225" style:font-weight-asian="bold" style:font-weight-complex="bold"/>
    </style:style>
    <style:style style:name="T111" style:family="text">
      <style:text-properties fo:color="#000000" style:font-name="Abyssinica SIL" fo:font-weight="bold" officeooo:rsid="0033fe3c" style:font-weight-asian="bold" style:font-weight-complex="bold"/>
    </style:style>
    <style:style style:name="T112" style:family="text">
      <style:text-properties fo:color="#000000" style:font-name="Abyssinica SIL" fo:font-weight="bold" officeooo:rsid="003c397e" style:font-weight-asian="bold" style:font-weight-complex="bold"/>
    </style:style>
    <style:style style:name="T113" style:family="text">
      <style:text-properties fo:color="#000000" style:font-name="Abyssinica SIL" fo:font-weight="bold" officeooo:rsid="0053942d" style:font-weight-asian="bold" style:font-weight-complex="bold"/>
    </style:style>
    <style:style style:name="T114" style:family="text">
      <style:text-properties fo:color="#000000" officeooo:rsid="000bcd47"/>
    </style:style>
    <style:style style:name="T115" style:family="text">
      <style:text-properties fo:color="#000000" officeooo:rsid="00303225"/>
    </style:style>
    <style:style style:name="T116" style:family="text">
      <style:text-properties fo:color="#000000" style:font-name="Liberation Serif" style:font-weight-asian="normal" style:font-weight-complex="normal"/>
    </style:style>
    <style:style style:name="T117" style:family="text">
      <style:text-properties fo:color="#000000" style:font-name="Liberation Serif" officeooo:rsid="00303225" style:font-weight-asian="normal" style:font-weight-complex="normal"/>
    </style:style>
    <style:style style:name="T118" style:family="text">
      <style:text-properties fo:color="#000000" style:font-name="Liberation Serif" officeooo:rsid="0033fe3c" style:font-weight-asian="normal" style:font-weight-complex="normal"/>
    </style:style>
    <style:style style:name="T119" style:family="text">
      <style:text-properties fo:color="#000000" style:font-name="Liberation Serif" officeooo:rsid="0034e317" style:font-weight-asian="normal" style:font-weight-complex="normal"/>
    </style:style>
    <style:style style:name="T120" style:family="text">
      <style:text-properties fo:color="#000000" style:font-name="Liberation Serif" officeooo:rsid="00378137" style:font-weight-asian="normal" style:font-weight-complex="normal"/>
    </style:style>
    <style:style style:name="T121" style:family="text">
      <style:text-properties fo:color="#000000" style:font-name="Liberation Serif" officeooo:rsid="003dfb82" style:font-weight-asian="normal" style:font-weight-complex="normal"/>
    </style:style>
    <style:style style:name="T122" style:family="text">
      <style:text-properties fo:color="#000000" style:font-name="Liberation Serif" officeooo:rsid="00453f64" style:font-weight-asian="normal" style:font-weight-complex="normal"/>
    </style:style>
    <style:style style:name="T123" style:family="text">
      <style:text-properties fo:color="#000000" style:text-line-through-style="none" style:text-line-through-type="none" style:font-name="adobe-clean" fo:font-size="12pt" style:text-underline-style="none" style:text-blinking="false" fo:background-color="#ffffff" loext:char-shading-value="0"/>
    </style:style>
    <style:style style:name="T124" style:family="text">
      <style:text-properties fo:color="#000000" style:text-line-through-style="none" style:text-line-through-type="none" style:font-name="Liberation Serif" fo:font-size="12pt" style:text-underline-style="none" fo:font-weight="normal" officeooo:rsid="004166d0" style:text-blinking="false" fo:background-color="#ffffff" loext:char-shading-value="0" style:font-weight-asian="normal" style:font-weight-complex="normal"/>
    </style:style>
    <style:style style:name="T125" style:family="text">
      <style:text-properties fo:color="#000000" style:text-line-through-style="none" style:text-line-through-type="none" style:font-name="Liberation Serif" fo:font-size="12pt" style:text-underline-style="none" fo:font-weight="normal" officeooo:rsid="0043575a" style:text-blinking="false" fo:background-color="#ffffff" loext:char-shading-value="0" style:font-weight-asian="normal" style:font-weight-complex="normal"/>
    </style:style>
    <style:style style:name="T126" style:family="text">
      <style:text-properties fo:color="#000000" style:font-weight-asian="normal" style:font-weight-complex="normal"/>
    </style:style>
    <style:style style:name="T127" style:family="text">
      <style:text-properties fo:color="#000000" officeooo:rsid="0034e317" style:font-weight-asian="normal" style:font-weight-complex="normal"/>
    </style:style>
    <style:style style:name="T128" style:family="text">
      <style:text-properties style:font-name="Abyssinica SIL"/>
    </style:style>
    <style:style style:name="T129" style:family="text">
      <style:text-properties style:font-name="Abyssinica SIL" fo:font-weight="bold" style:font-weight-asian="bold" style:font-weight-complex="bold"/>
    </style:style>
    <style:style style:name="T130" style:family="text">
      <style:text-properties officeooo:rsid="001cb84b"/>
    </style:style>
    <style:style style:name="T131" style:family="text">
      <style:text-properties officeooo:rsid="001cefe7"/>
    </style:style>
    <style:style style:name="T132" style:family="text">
      <style:text-properties officeooo:rsid="001d96d9"/>
    </style:style>
    <style:style style:name="T133" style:family="text">
      <style:text-properties officeooo:rsid="001ebf3d"/>
    </style:style>
    <style:style style:name="T134" style:family="text">
      <style:text-properties officeooo:rsid="001f6330"/>
    </style:style>
    <style:style style:name="T135" style:family="text">
      <style:text-properties officeooo:rsid="0021172a"/>
    </style:style>
    <style:style style:name="T136" style:family="text">
      <style:text-properties fo:color="#ff0000" officeooo:rsid="002804a5"/>
    </style:style>
    <style:style style:name="T137" style:family="text">
      <style:text-properties fo:color="#ff0000" style:font-name="Liberation Serif" fo:font-weight="bold" style:font-weight-asian="bold" style:font-weight-complex="bold"/>
    </style:style>
    <style:style style:name="T138" style:family="text">
      <style:text-properties fo:color="#ff0000" officeooo:rsid="004c3243"/>
    </style:style>
    <style:style style:name="T139" style:family="text">
      <style:text-properties fo:color="#ff0000" officeooo:rsid="00545494"/>
    </style:style>
    <style:style style:name="T140" style:family="text">
      <style:text-properties officeooo:rsid="0022e664"/>
    </style:style>
    <style:style style:name="T141" style:family="text">
      <style:text-properties officeooo:rsid="00246b69"/>
    </style:style>
    <style:style style:name="T142" style:family="text">
      <style:text-properties officeooo:rsid="0025b9be"/>
    </style:style>
    <style:style style:name="T143" style:family="text">
      <style:text-properties style:font-name="Liberation Serif" fo:font-weight="normal" style:font-weight-asian="normal" style:font-weight-complex="normal"/>
    </style:style>
    <style:style style:name="T144" style:family="text">
      <style:text-properties style:font-name="Liberation Serif" fo:font-weight="normal" officeooo:rsid="0025b9be" style:font-weight-asian="normal" style:font-weight-complex="normal"/>
    </style:style>
    <style:style style:name="T145" style:family="text">
      <style:text-properties style:font-name="Liberation Serif" style:font-weight-asian="normal" style:font-weight-complex="normal"/>
    </style:style>
    <style:style style:name="T146" style:family="text">
      <style:text-properties style:font-name="Liberation Serif" officeooo:rsid="0036f43b" style:font-weight-asian="normal" style:font-weight-complex="normal"/>
    </style:style>
    <style:style style:name="T147" style:family="text">
      <style:text-properties officeooo:rsid="00262de5"/>
    </style:style>
    <style:style style:name="T148" style:family="text">
      <style:text-properties style:font-name="Consolas" officeooo:rsid="000bcd47" style:font-weight-asian="bold" style:font-weight-complex="bold"/>
    </style:style>
    <style:style style:name="T149" style:family="text">
      <style:text-properties fo:color="#d7ba7d"/>
    </style:style>
    <style:style style:name="T150" style:family="text">
      <style:text-properties style:text-line-through-style="none" style:text-line-through-type="none" style:font-name="adobe-clean" fo:font-size="12pt" style:text-underline-style="none" fo:font-weight="normal" style:text-blinking="false" fo:background-color="#ffffff" loext:char-shading-value="0"/>
    </style:style>
    <style:style style:name="T151" style:family="text">
      <style:text-properties style:text-line-through-style="none" style:text-line-through-type="none" style:font-name="adobe-clean" fo:font-size="12pt" style:text-underline-style="none" style:text-blinking="false" fo:background-color="#ffffff" loext:char-shading-value="0"/>
    </style:style>
    <style:style style:name="T152" style:family="text">
      <style:text-properties style:text-line-through-style="none" style:text-line-through-type="none" style:font-name="adobe-clean" fo:font-size="12pt" style:text-underline-style="none" officeooo:rsid="004591ec" style:text-blinking="false" fo:background-color="#ffffff" loext:char-shading-value="0"/>
    </style:style>
    <style:style style:name="T153" style:family="text">
      <style:text-properties style:text-line-through-style="none" style:text-line-through-type="none" style:font-name="adobe-clean" fo:font-size="12pt" style:text-underline-style="none" officeooo:rsid="004e262d" style:text-blinking="false" fo:background-color="#ffffff" loext:char-shading-value="0"/>
    </style:style>
    <style:style style:name="T154" style:family="text">
      <style:text-properties style:text-line-through-style="none" style:text-line-through-type="none" style:font-name="adobe-clean" fo:font-size="12pt" style:text-underline-style="none" officeooo:rsid="004e262d" style:text-blinking="false"/>
    </style:style>
    <style:style style:name="T155" style:family="text">
      <style:text-properties style:text-line-through-style="none" style:text-line-through-type="none" style:font-name="adobe-clean" fo:font-size="12pt" style:text-underline-style="solid" style:text-underline-width="auto" style:text-underline-color="font-color" style:text-blinking="false" fo:background-color="#ffffff" loext:char-shading-value="0"/>
    </style:style>
    <style:style style:name="T156" style:family="text">
      <style:text-properties style:text-line-through-style="none" style:text-line-through-type="none" style:font-name="adobe-clean" fo:font-size="12pt" style:text-underline-style="solid" style:text-underline-width="auto" style:text-underline-color="font-color" officeooo:rsid="004591ec" style:text-blinking="false" fo:background-color="#ffffff" loext:char-shading-value="0"/>
    </style:style>
    <style:style style:name="T157" style:family="text">
      <style:text-properties style:text-line-through-style="none" style:text-line-through-type="none" fo:font-size="12pt" style:text-underline-style="none" style:text-blinking="false"/>
    </style:style>
    <style:style style:name="T158" style:family="text">
      <style:text-properties style:text-line-through-style="none" style:text-line-through-type="none" fo:font-size="12pt" style:text-underline-style="none" style:text-blinking="false" fo:background-color="#ffffff" loext:char-shading-value="0"/>
    </style:style>
    <style:style style:name="T159" style:family="text">
      <style:text-properties style:text-line-through-style="none" style:text-line-through-type="none" fo:font-size="12pt" style:text-underline-style="none" style:text-blinking="false" fo:background-color="#333333" loext:char-shading-value="0"/>
    </style:style>
    <style:style style:name="T160" style:family="text">
      <style:text-properties style:text-line-through-style="none" style:text-line-through-type="none" style:font-name="Liberation Serif" fo:font-size="12pt" style:text-underline-style="none" fo:font-weight="normal" officeooo:rsid="003fd0c2" style:text-blinking="false" fo:background-color="#ffffff" loext:char-shading-value="0"/>
    </style:style>
    <style:style style:name="T161" style:family="text">
      <style:text-properties style:text-line-through-style="none" style:text-line-through-type="none" style:font-name="Liberation Serif" fo:font-size="12pt" style:text-underline-style="none" fo:font-weight="normal" officeooo:rsid="004166d0" style:text-blinking="false" fo:background-color="#ffffff" loext:char-shading-value="0"/>
    </style:style>
    <style:style style:name="T162" style:family="text">
      <style:text-properties style:text-line-through-style="none" style:text-line-through-type="none" style:font-name="Liberation Serif" fo:font-size="12pt" style:text-underline-style="none" fo:font-weight="normal" officeooo:rsid="0043575a" style:text-blinking="false" fo:background-color="#ffffff" loext:char-shading-value="0" style:font-weight-asian="normal" style:font-weight-complex="normal"/>
    </style:style>
    <style:style style:name="T163" style:family="text">
      <style:text-properties style:text-line-through-style="none" style:text-line-through-type="none" style:font-name="Liberation Serif" fo:font-size="12pt" style:text-underline-style="none" style:text-blinking="false"/>
    </style:style>
    <style:style style:name="T164" style:family="text">
      <style:text-properties style:text-line-through-style="none" style:text-line-through-type="none" style:font-name="Liberation Serif" fo:font-size="12pt" style:text-underline-style="none" style:text-blinking="false" fo:background-color="#ffffff" loext:char-shading-value="0"/>
    </style:style>
    <style:style style:name="T165" style:family="text">
      <style:text-properties style:text-line-through-style="none" style:text-line-through-type="none" style:font-name="Liberation Serif" fo:font-size="12pt" style:text-underline-style="none" officeooo:rsid="004591ec" style:text-blinking="false" fo:background-color="#ffffff" loext:char-shading-value="0"/>
    </style:style>
    <style:style style:name="T166" style:family="text">
      <style:text-properties style:text-line-through-style="none" style:text-line-through-type="none" style:font-name="Liberation Serif" style:text-underline-style="none" style:text-blinking="false" fo:background-color="#ffffff" loext:char-shading-value="0"/>
    </style:style>
    <style:style style:name="T167" style:family="text">
      <style:text-properties style:text-line-through-style="none" style:text-line-through-type="none" style:font-name="Liberation Serif" style:text-underline-style="none" officeooo:rsid="000bcd47" style:text-blinking="false" fo:background-color="#ffffff" loext:char-shading-value="0"/>
    </style:style>
    <style:style style:name="T168" style:family="text">
      <style:text-properties style:text-line-through-style="none" style:text-line-through-type="none" style:font-name="Liberation Serif" style:text-underline-style="none" officeooo:rsid="0043575a" style:text-blinking="false"/>
    </style:style>
    <style:style style:name="T169" style:family="text">
      <style:text-properties style:text-underline-style="none" fo:font-weight="bold" style:font-weight-asian="bold" style:font-weight-complex="bold"/>
    </style:style>
    <style:style style:name="T170" style:family="text">
      <style:text-properties fo:background-color="#1e1e1e" loext:char-shading-value="0"/>
    </style:style>
    <style:style style:name="T171" style:family="text">
      <style:text-properties officeooo:rsid="00453f64"/>
    </style:style>
    <style:style style:name="T172" style:family="text">
      <style:text-properties officeooo:rsid="004591ec"/>
    </style:style>
    <style:style style:name="T173" style:family="text">
      <style:text-properties fo:color="#9cdcfe"/>
    </style:style>
    <style:style style:name="T174" style:family="text">
      <style:text-properties fo:color="#9cdcfe" style:text-line-through-style="none" style:text-line-through-type="none" style:font-name="Liberation Serif" fo:font-size="12pt" style:text-underline-style="none" style:text-blinking="false"/>
    </style:style>
    <style:style style:name="T175" style:family="text">
      <style:text-properties fo:color="#9cdcfe" style:text-line-through-style="none" style:text-line-through-type="none" fo:font-size="12pt" style:text-underline-style="none" style:text-blinking="false"/>
    </style:style>
    <style:style style:name="T176" style:family="text">
      <style:text-properties fo:color="#9cdcfe" style:text-line-through-style="none" style:text-line-through-type="none" style:font-name="adobe-clean" fo:font-size="12pt" style:text-underline-style="none" officeooo:rsid="004e262d" style:text-blinking="false"/>
    </style:style>
    <style:style style:name="T177" style:family="text">
      <style:text-properties officeooo:rsid="0048d3f0"/>
    </style:style>
    <style:style style:name="T178" style:family="text">
      <style:text-properties officeooo:rsid="004c3243"/>
    </style:style>
    <style:style style:name="T179" style:family="text">
      <style:text-properties fo:color="#c8c8c8"/>
    </style:style>
    <style:style style:name="T180" style:family="text">
      <style:text-properties officeooo:rsid="005394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8" text:outline-level="1">TargetableSet</text:h>
      <text:p text:style-name="P101">Добавляется к targetables, и идентифицирует переменную как нужную цель, которую надо перехватить.</text:p>
      <text:p text:style-name="P101"><text:span text:style-name="T153">targetable</text:span><text:a xlink:type="simple" xlink:href="https://developer.adobe.com/commerce/pwa-studio/api/buildpack/targetables/TargetableSet/#TargetableSet+module" text:style-name="Internet_20_link" text:visited-style-name="Visited_20_Internet_20_Link"><text:span text:style-name="T155">.module</text:span></text:a><text:span text:style-name="T151"> </text:span><text:span text:style-name="T153">()</text:span></text:p>
      <text:p text:style-name="P102"><text:span text:style-name="T153">targetable</text:span><text:a xlink:type="simple" xlink:href="https://developer.adobe.com/commerce/pwa-studio/api/buildpack/targetables/TargetableSet/#TargetableSet+esModule" text:style-name="Internet_20_link" text:visited-style-name="Visited_20_Internet_20_Link"><text:span text:style-name="T155">.esModule</text:span></text:a><text:span text:style-name="T153">()</text:span></text:p>
      <text:p text:style-name="P102"><text:span text:style-name="T153">targetable</text:span><text:a xlink:type="simple" xlink:href="https://developer.adobe.com/commerce/pwa-studio/api/buildpack/targetables/TargetableSet/#TargetableSet+esModuleArray" text:style-name="Internet_20_link" text:visited-style-name="Visited_20_Internet_20_Link"><text:span text:style-name="T151">.esModuleArray</text:span></text:a><text:span text:style-name="T153">()</text:span></text:p>
      <text:p text:style-name="P102"><text:span text:style-name="T153">targetable</text:span><text:a xlink:type="simple" xlink:href="https://developer.adobe.com/commerce/pwa-studio/api/buildpack/targetables/TargetableSet/#TargetableSet+esModuleObject" text:style-name="Internet_20_link" text:visited-style-name="Visited_20_Internet_20_Link"><text:span text:style-name="T151">.esModuleObject</text:span></text:a><text:span text:style-name="T153">()</text:span></text:p>
      <text:p text:style-name="P102"><text:span text:style-name="T153">targetable</text:span><text:a xlink:type="simple" xlink:href="https://developer.adobe.com/commerce/pwa-studio/api/buildpack/targetables/TargetableSet/#TargetableSet+reactComponent" text:style-name="Internet_20_link" text:visited-style-name="Visited_20_Internet_20_Link"><text:span text:style-name="T151">.reactComponent</text:span></text:a><text:span text:style-name="T153">()</text:span></text:p>
      <text:p text:style-name="P102"><text:span text:style-name="T153">targetable</text:span><text:a xlink:type="simple" xlink:href="https://developer.adobe.com/commerce/pwa-studio/api/buildpack/targetables/TargetableSet/#TargetableSet+setSpecialFeatures" text:style-name="Internet_20_link" text:visited-style-name="Visited_20_Internet_20_Link"><text:span text:style-name="T151">.setSpecialFeatures</text:span></text:a><text:span text:style-name="T153">() относится к встроенной целе specialFeatures и указывает на представленные функции:</text:span></text:p>
      <text:p text:style-name="P67"><text:span text:style-name="T176">targets</text:span><text:span text:style-name="T154">.</text:span><text:span text:style-name="T50">of</text:span><text:span text:style-name="T154">(</text:span><text:span text:style-name="T60">"@magento/pwa-buildpack"</text:span><text:span text:style-name="T154">).</text:span><text:span text:style-name="T176">specialFeatures</text:span><text:span text:style-name="T154">.</text:span><text:span text:style-name="T50">tap</text:span><text:span text:style-name="T154">((</text:span><text:span text:style-name="T176">features</text:span><text:span text:style-name="T154">) </text:span><text:span text:style-name="T10">=&gt;</text:span><text:span text:style-name="T154"> {</text:span></text:p>
      <text:p text:style-name="P1"><text:span text:style-name="T173">features</text:span>[<text:span text:style-name="T173">targets</text:span>.<text:span text:style-name="T173">name</text:span>] = {</text:p>
      <text:p text:style-name="P1"><text:span text:style-name="T173">esModules:</text:span> <text:span text:style-name="T1">true</text:span>,</text:p>
      <text:p text:style-name="P1"><text:span text:style-name="T173">graphqlQueries:</text:span> <text:span text:style-name="T1">true</text:span>,</text:p>
      <text:p text:style-name="P1"><text:span text:style-name="T173">upward:</text:span> <text:span text:style-name="T1">true</text:span>,</text:p>
      <text:p text:style-name="P1">};</text:p>
      <text:p text:style-name="P1">});</text:p>
      <text:p text:style-name="P1"><text:span text:style-name="T19">targetables</text:span>.<text:span text:style-name="T36">setSpecialFeatures</text:span>(<text:span text:style-name="T51">"esModules"</text:span>, <text:span text:style-name="T51">"graphqlQueries"</text:span>, <text:span text:style-name="T51">"upward"</text:span>); </text:p>
      <text:p text:style-name="P104"/>
      <text:p text:style-name="P102"><text:span text:style-name="T153">targetable</text:span><text:a xlink:type="simple" xlink:href="https://developer.adobe.com/commerce/pwa-studio/api/buildpack/targetables/TargetableSet/#TargetableSet+defineEnvVars" text:style-name="Internet_20_link" text:visited-style-name="Visited_20_Internet_20_Link"><text:span text:style-name="T151">.defineEnvVars</text:span></text:a><text:span text:style-name="T153">() определяет новые переменные:</text:span></text:p>
      <text:p text:style-name="P67"><text:span text:style-name="T176">targets</text:span><text:span text:style-name="T154">.</text:span><text:span text:style-name="T50">of</text:span><text:span text:style-name="T154">(</text:span><text:span text:style-name="T60">"@magento/pwa-buildpack"</text:span><text:span text:style-name="T154">).</text:span><text:span text:style-name="T176">envVarDefinitions</text:span><text:span text:style-name="T154">.</text:span><text:span text:style-name="T50">tap</text:span><text:span text:style-name="T154">((</text:span><text:span text:style-name="T176">defs</text:span><text:span text:style-name="T154">) </text:span><text:span text:style-name="T10">=&gt;</text:span><text:span text:style-name="T154"> {</text:span></text:p>
      <text:p text:style-name="P1"><text:span text:style-name="T173"><text:tab/>defs</text:span>.<text:span text:style-name="T173">sections</text:span>.<text:span text:style-name="T36">push</text:span>({</text:p>
      <text:p text:style-name="P1"><text:span text:style-name="T173"><text:tab/><text:tab/>name:</text:span> <text:span text:style-name="T51">"Support Chat"</text:span>,</text:p>
      <text:p text:style-name="P1"><text:span text:style-name="T173"><text:tab/><text:tab/>variables:</text:span> [</text:p>
      <text:p text:style-name="P1"><text:tab/><text:tab/><text:tab/>{</text:p>
      <text:p text:style-name="P1"><text:span text:style-name="T173"><text:tab/><text:tab/><text:tab/><text:tab/>name:</text:span> <text:span text:style-name="T51">"SUPPORT_CHAT_API_KEY"</text:span>,</text:p>
      <text:p text:style-name="P1"><text:span text:style-name="T173"><text:tab/><text:tab/><text:tab/><text:tab/>type:</text:span> <text:span text:style-name="T51">"str"</text:span>,</text:p>
      <text:p text:style-name="P1"><text:span text:style-name="T173"><text:tab/><text:tab/><text:tab/><text:tab/>desc:</text:span> <text:span text:style-name="T51">"API key for the chat service"</text:span>,</text:p>
      <text:p text:style-name="P1"><text:tab/><text:tab/><text:tab/>},</text:p>
      <text:p text:style-name="P1"><text:tab/><text:tab/>],</text:p>
      <text:p text:style-name="P1"><text:tab/>});</text:p>
      <text:p text:style-name="P1">});</text:p>
      <text:p text:style-name="P1"><text:span text:style-name="T19">targetables</text:span>.<text:span text:style-name="T36">defineEnvVars</text:span>(<text:span text:style-name="T51">"Support Chat"</text:span>, [</text:p>
      <text:p text:style-name="P1"><text:tab/>{</text:p>
      <text:p text:style-name="P1"><text:span text:style-name="T173"><text:tab/>name:</text:span> <text:span text:style-name="T51">"SUPPORT_CHAT_API_KEY"</text:span>,</text:p>
      <text:p text:style-name="P1"><text:span text:style-name="T173"><text:tab/>type:</text:span> <text:span text:style-name="T51">"str"</text:span>,</text:p>
      <text:p text:style-name="P1"><text:span text:style-name="T173"><text:tab/>desc:</text:span> <text:span text:style-name="T51">"API key for the chat service"</text:span>,</text:p>
      <text:p text:style-name="P1"><text:tab/>},</text:p>
      <text:p text:style-name="P1">]); </text:p>
      <text:p text:style-name="P1"/>
      <text:p text:style-name="P104"/>
      <text:h text:style-name="P116" text:outline-level="1"><text:soft-page-break/>TargetableModule</text:h>
      <text:p text:style-name="P112"><text:span text:style-name="T79">В файле Trackable.js (pwa/node_modules/@magento/pwa-buildpack/lib/BuildBus/Trackable.js) </text:span><text:span text:style-name="T80">находятся правила, как обрабатывать исходный код. </text:span><text:span text:style-name="T81">TargetableModule — </text:span><text:span text:style-name="T82">находится в файле </text:span><text:span text:style-name="T81">TargetableModule</text:span><text:span text:style-name="T82">.js (pwa/node_modules/@magento/pwa-buildpack/lib/WebpackTools/targetables/TargetableModule.js) и это ссылка на </text:span><text:span text:style-name="T83">Trackable.js </text:span><text:span text:style-name="T82">для передачи перехватчикам. Настройки внутри </text:span><text:span text:style-name="T81">TargetableModule </text:span><text:span text:style-name="T82">влияют на обработку исходного кода.</text:span></text:p>
      <text:p text:style-name="P109"><text:a xlink:type="simple" xlink:href="https://developer.adobe.com/commerce/pwa-studio/api/buildpack/targetables/TargetableModule/#TargetableModule+addTransform" text:style-name="Internet_20_link" text:visited-style-name="Visited_20_Internet_20_Link">.addTransform</text:a><text:span text:style-name="T123"> </text:span><text:span text:style-name="T124">добавляет запрос на трансформацию в очередь модуля. </text:span><text:span text:style-name="T125">Принимает тип трансформации, название модуля запускающего преобразование, нужное преобразование.</text:span></text:p>
      <text:p text:style-name="P109"><text:a xlink:type="simple" xlink:href="https://developer.adobe.com/commerce/pwa-studio/api/buildpack/targetables/TargetableModule/#TargetableModule+flush" text:style-name="Internet_20_link" text:visited-style-name="Visited_20_Internet_20_Link">.flush</text:a><text:span text:style-name="T123"> </text:span><text:span text:style-name="T125">очищает очередь модуля .addTransform возвращая данные в виде массива.</text:span></text:p>
      <text:p text:style-name="P84"><text:span text:style-name="T108">.</text:span><text:span text:style-name="T110">insertAfterSource </text:span><text:span text:style-name="T112">(.insertBeforeSource) </text:span><text:span text:style-name="T117">вставить </text:span><text:span text:style-name="T121">дополнительный </text:span><text:span text:style-name="T117">код в выбранный блок</text:span></text:p>
      <text:p text:style-name="P88"><text:span text:style-name="T115">В</text:span><text:span text:style-name="T106">ыбрать модуль и указать его расположение:</text:span></text:p>
      <text:p text:style-name="P59"><text:span text:style-name="T4">const</text:span><text:span text:style-name="T148"> </text:span><text:span text:style-name="T28">MainComponent</text:span><text:span text:style-name="T148"> = </text:span><text:span text:style-name="T28">targetables</text:span><text:span text:style-name="T148">.</text:span><text:span text:style-name="T43">module</text:span><text:span text:style-name="T148">(</text:span></text:p>
      <text:p text:style-name="P25">"@magento/venia-ui/lib/components/Footer/footer.js"</text:p>
      <text:p text:style-name="P4">);</text:p>
      <text:p text:style-name="P79"><text:span text:style-name="T114">У</text:span><text:span text:style-name="T115">казать где и что вставить:</text:span></text:p>
      <text:p text:style-name="P60"><text:span text:style-name="T19">MainComponent</text:span>.<text:span text:style-name="T36">insertAfterSource</text:span>(</text:p>
      <text:p text:style-name="P4"><text:span text:style-name="T51">"const Footer = props =&gt; {</text:span><text:span text:style-name="T149">\n</text:span><text:span text:style-name="T51">"</text:span>,</text:p>
      <text:p text:style-name="P4"><text:span text:style-name="T51">'</text:span><text:span text:style-name="T149">\t</text:span><text:span text:style-name="T51">console.log("Hello World");</text:span><text:span text:style-name="T149">\n</text:span><text:span text:style-name="T51">'</text:span></text:p>
      <text:p text:style-name="P71">);</text:p>
      <text:p text:style-name="P90"><text:a xlink:type="simple" xlink:href="https://developer.adobe.com/commerce/pwa-studio/api/buildpack/targetables/TargetableModule/#TargetableModule+prependSource" text:style-name="Internet_20_link" text:visited-style-name="Visited_20_Internet_20_Link"><text:span text:style-name="T155">.prependSource</text:span></text:a><text:span text:style-name="T151"> </text:span><text:span text:style-name="T162">добавляет текст в начале файла.</text:span></text:p>
      <text:p text:style-name="P105">Выбрать модуль и указать его расположение:</text:p>
      <text:p text:style-name="P68"><text:span text:style-name="T8">const</text:span><text:span text:style-name="T168"> </text:span><text:span text:style-name="T33">MainComponent</text:span><text:span text:style-name="T168"> = </text:span><text:span text:style-name="T33">targetables</text:span><text:span text:style-name="T168">.</text:span><text:span text:style-name="T47">module</text:span><text:span text:style-name="T168">(</text:span></text:p>
      <text:p text:style-name="P31">"@magento/venia-ui/lib/components/Footer/footer.js"</text:p>
      <text:p text:style-name="P23">);</text:p>
      <text:p text:style-name="P80"><text:span text:style-name="T167">У</text:span><text:span text:style-name="T166">казать что вставить:</text:span></text:p>
      <text:p text:style-name="P24"><text:span text:style-name="T96">MainComponent</text:span><text:span text:style-name="T92">.</text:span><text:span text:style-name="T99">prependSource</text:span><text:span text:style-name="T92">(</text:span><text:span text:style-name="T56">"console.log('Hello World');"</text:span><text:span text:style-name="T170">);</text:span></text:p>
      <text:p text:style-name="P81"/>
      <text:p text:style-name="P91"><text:a xlink:type="simple" xlink:href="https://developer.adobe.com/commerce/pwa-studio/api/buildpack/targetables/TargetableModule/#TargetableModule+spliceSource" text:style-name="Internet_20_link" text:visited-style-name="Visited_20_Internet_20_Link"><text:span text:style-name="T151">.spliceSource</text:span></text:a><text:span text:style-name="T150"> </text:span><text:span text:style-name="T160">метод находится в файле splice-source-loader.js (pwa/node_modules/@magento/pwa-buildpack/lib/WebpackTools/loaders/splice-source-loader.js). </text:span><text:span text:style-name="T161">Соединяет два куска кода как простой текст.</text:span></text:p>
      <text:h text:style-name="P116" text:outline-level="1"/>
      <text:p text:style-name="P90"/>
      <text:p text:style-name="P90"/>
      <text:h text:style-name="P116" text:outline-level="1"><text:soft-page-break/>TargetableESModule</text:h>
      <text:p text:style-name="P99">Находятся в файле TargetableESModule.js (pwa/node_modules/@magento/pwa-buildpack/lib/WebpackTools/targetables/TargetableESModule.js)</text:p>
      <text:p text:style-name="P89"><text:span text:style-name="T126"><text:s/></text:span><text:span text:style-name="T107">.</text:span><text:span text:style-name="T111">addImport </text:span><text:span text:style-name="T127">импортировать в имеющийся блок компонент из другого блока</text:span></text:p>
      <text:p text:style-name="P85"><text:span text:style-name="T118">Выбираем, куда будем вставлять </text:span><text:span text:style-name="T119">и где это расположено</text:span><text:span text:style-name="T118">:</text:span></text:p>
      <text:p text:style-name="P61"><text:span text:style-name="T5">const</text:span><text:span text:style-name="T129"> </text:span><text:span text:style-name="T29">galleryItem</text:span><text:span text:style-name="T129"> = </text:span><text:span text:style-name="T29">targetables</text:span><text:span text:style-name="T129">.</text:span><text:span text:style-name="T40">reactComponent</text:span><text:span text:style-name="T129">(</text:span></text:p>
      <text:p text:style-name="P25">'@magento/venia-ui/lib/components/Gallery/item.js'</text:p>
      <text:p text:style-name="P1">);</text:p>
      <text:p text:style-name="P92">Объявляем переменную-<text:span text:style-name="T180">вставку</text:span>, указывая <text:s/>откуда и что в нее будет присвоено:</text:p>
      <text:p text:style-name="P62"><text:span text:style-name="T5">const</text:span><text:span text:style-name="T129"> </text:span><text:span text:style-name="T29">testText</text:span><text:span text:style-name="T129"> = </text:span><text:span text:style-name="T29">galleryItem</text:span><text:span text:style-name="T129">.</text:span><text:span text:style-name="T40">addImport</text:span><text:span text:style-name="T129">(</text:span><text:span text:style-name="T55">"{Test} from 'customBlock'"</text:span><text:span text:style-name="T129">);</text:span></text:p>
      <text:p text:style-name="P92">Указываем куда именно будет вставленно и что:</text:p>
      <text:p text:style-name="P62"><text:span text:style-name="T29">galleryItem</text:span><text:span text:style-name="T129">.</text:span><text:span text:style-name="T40">insertAfterJSX</text:span><text:span text:style-name="T129">(</text:span></text:p>
      <text:p text:style-name="P1"><text:span text:style-name="T51">"&lt;Price/&gt; "</text:span> ,</text:p>
      <text:p text:style-name="P1"><text:span text:style-name="T51">`&lt;</text:span><text:span text:style-name="T1">${</text:span><text:span text:style-name="T19">testText</text:span><text:span text:style-name="T1">}</text:span><text:span text:style-name="T51">/&gt;`</text:span>,</text:p>
      <text:p text:style-name="P1">);</text:p>
      <text:p text:style-name="P115">Или</text:p>
      <text:p text:style-name="P114"><text:span text:style-name="T2">const</text:span><text:span text:style-name="T13"> </text:span><text:span text:style-name="T20">headerRenders</text:span><text:span text:style-name="T13"> = </text:span><text:span text:style-name="T20">targetables</text:span><text:span text:style-name="T13">.</text:span><text:span text:style-name="T38">esModule</text:span><text:span text:style-name="T13">(</text:span></text:p>
      <text:p text:style-name="P29">'@magento/venia-ui/lib/components/Header/header.js'<text:span text:style-name="T11">)</text:span></text:p>
      <text:p text:style-name="P45">Определить, что <text:span text:style-name="T130">вставляем</text:span>:</text:p>
      <text:p text:style-name="P13"><text:span text:style-name="T19">headerRenders</text:span>.<text:span text:style-name="T36">addImport</text:span>(<text:span text:style-name="T51">'import CustomHeader from "../../../../../../src/components/CustomHeader"'</text:span>)</text:p>
      <text:p text:style-name="P19">er</text:p>
      <text:p text:style-name="P48">Определить, где именно вставляем:</text:p>
      <text:p text:style-name="P19"><text:span text:style-name="T19">headerRenders</text:span>.<text:span text:style-name="T36">insertBeforeSource</text:span>(</text:p>
      <text:p text:style-name="P5"><text:span text:style-name="T51">'&lt;div className={classes.switchersContainer}&gt;'</text:span>,<text:span text:style-name="T51">'&lt;CustomHeader /&gt;'</text:span>)</text:p>
      <text:p text:style-name="P72"/>
      <text:p text:style-name="P72"/>
      <text:p text:style-name="P86"><text:span text:style-name="T107">.uniqueIdentifier </text:span><text:span text:style-name="T116">уникальный идентификатор </text:span><text:span text:style-name="T137">???</text:span></text:p>
      <table:table table:name="Table1" table:style-name="Table1">
        <table:table-column table:style-name="Table1.A"/>
        <table:table-column table:style-name="Table1.B"/>
        <table:table-row table:style-name="TableLine94665238433248">
          <table:table-cell table:style-name="Table1.A1" office:value-type="string">
            <text:p text:style-name="P82"><text:bookmark text:name="LC61"/>uniqueIdentifier(str) {<text:bookmark text:name="L62"/></text:p>
          </table:table-cell>
          <table:table-cell table:style-name="Table1.B1" office:value-type="string">
            <text:p text:style-name="P83"/>
          </table:table-cell>
        </table:table-row>
        <table:table-row table:style-name="Table1.2">
          <table:table-cell table:style-name="Table1.A1" office:value-type="string">
            <text:p text:style-name="P83"><text:bookmark text:name="LC62"/></text:p>
          </table:table-cell>
          <table:table-cell table:style-name="Table1.A1" office:value-type="string">
            <text:p text:style-name="P82">TargetableESModule.increment++;<text:bookmark text:name="L63"/></text:p>
          </table:table-cell>
        </table:table-row>
        <table:table-row table:style-name="TableLine94665238337328">
          <table:table-cell table:style-name="Table1.A1" office:value-type="string">
            <text:p text:style-name="P83"><text:bookmark text:name="LC63"/></text:p>
          </table:table-cell>
          <table:table-cell table:style-name="Table1.A1" office:value-type="string">
            <text:p text:style-name="P82">return `${str}$${TargetableESModule.increment}`;<text:bookmark text:name="L64"/></text:p>
          </table:table-cell>
        </table:table-row>
        <table:table-row table:style-name="Table1.2">
          <table:table-cell table:style-name="Table1.A1" office:value-type="string">
            <text:p text:style-name="P83"><text:bookmark text:name="LC64"/></text:p>
          </table:table-cell>
          <table:table-cell table:style-name="Table1.A1" office:value-type="string">
            <text:p text:style-name="P82">}</text:p>
          </table:table-cell>
        </table:table-row>
      </table:table>
      <text:p text:style-name="P92"/>
      <text:p text:style-name="P110"><text:span text:style-name="T75">.</text:span><text:span text:style-name="T76">wrapWithFile</text:span><text:span text:style-name="T77"> обернуть </text:span><text:span text:style-name="T78">один</text:span><text:span text:style-name="T77"> модуль другим модулем.</text:span></text:p>
      <text:p text:style-name="P94">Выбрать, что будем оборачивать: объявить переменную и присвоить ей значение модуля с привязанным файлом:</text:p>
      <text:p text:style-name="P62"><text:span text:style-name="T6">const</text:span><text:span text:style-name="T146"> </text:span><text:span text:style-name="T31">useProductFullDetails</text:span><text:span text:style-name="T146"> = </text:span><text:span text:style-name="T31">targetables</text:span><text:span text:style-name="T146">.</text:span><text:span text:style-name="T45">esModule</text:span><text:span text:style-name="T146">(</text:span></text:p>
      <text:p text:style-name="P25">"@magento/peregrine/lib/talons/ProductFullDetail/useProductFullDetail.js"</text:p>
      <text:p text:style-name="P1">);</text:p>
      <text:p text:style-name="P87"><text:span text:style-name="T116">Обернуть <text:s/>блок файлом, с указанием его расположения <text:s/></text:span><text:span text:style-name="T120">( пакет </text:span><text:span text:style-name="T122">customBlock</text:span><text:span text:style-name="T120">, путь- src/targets/wrapper.js </text:span><text:span text:style-name="T116">: </text:span></text:p>
      <text:p text:style-name="P63"><text:soft-page-break/><text:span text:style-name="T30">useProductFullDetails</text:span><text:span text:style-name="T145">.</text:span><text:span text:style-name="T44">wrapWithFile</text:span><text:span text:style-name="T145">(</text:span></text:p>
      <text:p text:style-name="P1"><text:span text:style-name="T51">"useProductFullDetail"</text:span>,</text:p>
      <text:p text:style-name="P25">"<text:span text:style-name="T171">customBlock</text:span>/src/targets/wrapper"</text:p>
      <text:p text:style-name="P1">);</text:p>
      <text:p text:style-name="P94"/>
      <text:p text:style-name="P95"/>
      <text:h text:style-name="P117" text:outline-level="1">TargetableESModuleArray</text:h>
      <text:p text:style-name="P93">Создает простой модуль ES, который импортирует список других предоставленных вами модулей, а затем реэкспортирует эти модули по порядку в виде массива. <text:span text:style-name="T172">Находится в файле TargetableESModuleArray.js (pwa/node_modules/@magento/pwa-buildpack/lib/WebpackTools/targetables/TargetableESModuleArray.js)</text:span></text:p>
      <text:p text:style-name="P96"><text:a xlink:type="simple" xlink:href="https://developer.adobe.com/commerce/pwa-studio/api/buildpack/targetables/TargetableESModuleArray/#TargetableESModuleArray+addImport" text:style-name="Internet_20_link" text:visited-style-name="Visited_20_Internet_20_Link"><text:span text:style-name="T155">.addImport</text:span></text:a><text:span text:style-name="T151"> </text:span><text:span text:style-name="T165">добавляет модуль в конец массива</text:span></text:p>
      <text:p text:style-name="P97"><text:a xlink:type="simple" xlink:href="https://developer.adobe.com/commerce/pwa-studio/api/buildpack/targetables/TargetableESModuleArray/#TargetableESModuleArray+add" text:style-name="Internet_20_link" text:visited-style-name="Visited_20_Internet_20_Link"><text:span text:style-name="T156">.add</text:span></text:a><text:span text:style-name="T152"> </text:span><text:span text:style-name="T165">добавляет модуль или модули в конец массива</text:span></text:p>
      <text:p text:style-name="P97"><text:a xlink:type="simple" xlink:href="https://developer.adobe.com/commerce/pwa-studio/api/buildpack/targetables/TargetableESModuleArray/#TargetableESModuleArray+push" text:style-name="Internet_20_link" text:visited-style-name="Visited_20_Internet_20_Link"><text:span text:style-name="T156">.push</text:span></text:a><text:span text:style-name="T152"> </text:span><text:span text:style-name="T165">добавляет модуль или модули в конец массива</text:span></text:p>
      <text:p text:style-name="P96"><text:a xlink:type="simple" xlink:href="https://developer.adobe.com/commerce/pwa-studio/api/buildpack/targetables/TargetableESModuleArray/#TargetableESModuleArray+unshift" text:style-name="Internet_20_link" text:visited-style-name="Visited_20_Internet_20_Link"><text:span text:style-name="T156">.unshift</text:span></text:a><text:span text:style-name="T152"> <text:s/></text:span><text:span text:style-name="T165">добавляет модуль или модули в начало массива</text:span></text:p>
      <text:p text:style-name="P98"><text:span text:style-name="T165">В</text:span><text:span text:style-name="T164">ыбираем, куда будем вставлять:</text:span></text:p>
      <text:p text:style-name="P65"><text:span text:style-name="T7">const</text:span><text:span text:style-name="T163"> </text:span><text:span text:style-name="T32">renderers</text:span><text:span text:style-name="T163"> = </text:span><text:span text:style-name="T174">targetable</text:span><text:span text:style-name="T163">.</text:span><text:span text:style-name="T46">esModuleArray</text:span><text:span text:style-name="T163">(</text:span></text:p>
      <text:p text:style-name="P25">"@magento/venia-ui/lib/components/RichContent/richContentRenderers.js"</text:p>
      <text:p text:style-name="P1">);</text:p>
      <text:p text:style-name="P106">Вставляем:</text:p>
      <text:p text:style-name="P65"><text:span text:style-name="T32">renderers</text:span><text:span text:style-name="T163">.</text:span><text:span text:style-name="T46">push</text:span><text:span text:style-name="T163">(</text:span><text:span text:style-name="T57">'import * as PageBuilder from "@magento/pagebuilder"'</text:span><text:span text:style-name="T163">);</text:span></text:p>
      <text:p text:style-name="P1"><text:span text:style-name="T19">renderers</text:span>.<text:span text:style-name="T36">push</text:span>(</text:p>
      <text:p text:style-name="P25">'import * as PlainHtmlRenderer from "@magento/venia-ui/lib/components/RichContent/plainHtmlRenderer"'</text:p>
      <text:p text:style-name="P1">);</text:p>
      <text:p text:style-name="P111"><text:span text:style-name="T94">В результате, все файлы из </text:span><text:span text:style-name="T93">PageBuilder</text:span><text:span text:style-name="T94"> окажутся в richContentRenderers.js в виде «import</text:span><text:span text:style-name="T95"> </text:span><text:span text:style-name="T94">*</text:span><text:span text:style-name="T95"> </text:span><text:span text:style-name="T94">as</text:span><text:span text:style-name="T95"> </text:span><text:span text:style-name="T94">PageBuilder</text:span><text:span text:style-name="T95"> </text:span><text:span text:style-name="T94">from</text:span><text:span text:style-name="T95"> </text:span><text:span text:style-name="T94">"@magento/pagebuilder";»</text:span></text:p>
      <text:p text:style-name="P106"/>
      <text:p text:style-name="P106"/>
      <text:h text:style-name="P119" text:outline-level="1"/>
      <text:h text:style-name="P119" text:outline-level="1"/>
      <text:h text:style-name="P119" text:outline-level="1"/>
      <text:h text:style-name="P119" text:outline-level="1"/>
      <text:p text:style-name="P103"/>
      <text:h text:style-name="P118" text:outline-level="1"><text:soft-page-break/>TargetableESModuleObject</text:h>
      <text:p text:style-name="P96">Создает простой модуль ES, который импортирует список других <text:s/>модулей, а затем реэкспортирует эти модули как объект<text:span text:style-name="T177">ы</text:span> со свойствами, соответствующими импортированным привязкам. </text:p>
      <text:p text:style-name="P100"/>
      <text:p text:style-name="P96"><text:a xlink:type="simple" xlink:href="https://developer.adobe.com/commerce/pwa-studio/api/buildpack/targetables/TargetableESModuleObject/#TargetableESModuleObject+addImport" text:style-name="Internet_20_link" text:visited-style-name="Visited_20_Internet_20_Link"><text:span text:style-name="T155">.addImport</text:span></text:a><text:span text:style-name="T151"> </text:span></text:p>
      <text:p text:style-name="P96"><text:a xlink:type="simple" xlink:href="https://developer.adobe.com/commerce/pwa-studio/api/buildpack/targetables/TargetableESModuleObject/#TargetableESModuleObject+add" text:style-name="Internet_20_link" text:visited-style-name="Visited_20_Internet_20_Link"><text:span text:style-name="T155">.add</text:span></text:a><text:span text:style-name="T151"> </text:span></text:p>
      <text:p text:style-name="P107">Каждый из этих методов добавляет модуль к объекту. Методы похожи, но .addImport выполняет дополнительную проверку.</text:p>
      <text:p text:style-name="P108">Объявляем объект и указываем, где он расположен:</text:p>
      <text:p text:style-name="P66"><text:span text:style-name="T9">const</text:span><text:span text:style-name="T157"> </text:span><text:span text:style-name="T34">buttons</text:span><text:span text:style-name="T157"> = </text:span><text:span text:style-name="T175">targetable</text:span><text:span text:style-name="T157">.</text:span><text:span text:style-name="T48">esModuleArray</text:span><text:span text:style-name="T157">(</text:span><text:span text:style-name="T58">"customBlock/custom.js"</text:span><text:span text:style-name="T157">);</text:span></text:p>
      <text:p text:style-name="P18"/>
      <text:p text:style-name="P108">Добавляем модули с указанием их расположения:</text:p>
      <text:p text:style-name="P64"><text:span text:style-name="T35">buttons</text:span><text:span text:style-name="T159">.</text:span><text:span text:style-name="T49">add</text:span><text:span text:style-name="T159">(</text:span><text:span text:style-name="T59">"import Primary from './path/to/Primary'"</text:span><text:span text:style-name="T159">)</text:span><text:span text:style-name="T158">;</text:span></text:p>
      <text:p text:style-name="P113"><text:span text:style-name="T72">В результате, </text:span><text:span text:style-name="T73">объект</text:span><text:span text:style-name="T72"> из </text:span><text:span text:style-name="T73">Primary</text:span><text:span text:style-name="T72"> окажутся в </text:span><text:span text:style-name="T73">custom</text:span><text:span text:style-name="T72">.js в виде «import </text:span><text:span text:style-name="T73">Primary</text:span><text:span text:style-name="T72"> from "./</text:span><text:span text:style-name="T73">path/to/Primary</text:span><text:span text:style-name="T72">";»</text:span></text:p>
      <text:h text:style-name="P116" text:outline-level="1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h text:style-name="P116" text:outline-level="1"><text:soft-page-break/>TargetableReactComponent</text:h>
      <text:p text:style-name="P46"><text:span text:style-name="T108"><text:s/></text:span><text:span text:style-name="T113">(</text:span><text:span text:style-name="T108">В</text:span><text:span text:style-name="T107">ставка HTML-тэгов</text:span><text:span text:style-name="T113">)</text:span></text:p>
      <text:p text:style-name="P49"/>
      <text:p text:style-name="P53"><text:span text:style-name="T129">.addJSXClassName</text:span><text:span text:style-name="T61"> </text:span>- <text:span text:style-name="T131">Добавляет</text:span> CSS classname <text:span text:style-name="T131">в</text:span> JSXelement.</text:p>
      <text:p text:style-name="P34">Выбрать <text:span text:style-name="T64">блок в который вставлять</text:span>:</text:p>
      <text:p text:style-name="P53"><text:span text:style-name="T3">const</text:span><text:span text:style-name="T14"> </text:span><text:span text:style-name="T21">footer</text:span><text:span text:style-name="T14"> = </text:span><text:span text:style-name="T22">targetables</text:span><text:span text:style-name="T14">.</text:span><text:span text:style-name="T39">reactComponent</text:span><text:span text:style-name="T14">(</text:span></text:p>
      <text:p text:style-name="P2">'@magento/venia-ui/lib/components/Footer/footer.js');</text:p>
      <text:p text:style-name="P51">Вставить в указанный блок с указанием куда и какой класс:</text:p>
      <text:p text:style-name="P15"><text:span text:style-name="T19">footer</text:span>.<text:span text:style-name="T36">addJSXClassName</text:span>(</text:p>
      <text:p text:style-name="P15"><text:span text:style-name="T51">'&lt;footer data-cy="Footer-root" className={classes.root} /&gt;'</text:span>,</text:p>
      <text:p text:style-name="P15"><text:s/><text:span text:style-name="T51">'"custom-class"'</text:span>);</text:p>
      <text:p text:style-name="P52">Можно добавлять одномоментно несколько классов:</text:p>
      <text:p text:style-name="P14">footer.<text:span text:style-name="T36">addJSXClassName</text:span>(</text:p>
      <text:p text:style-name="P14"><text:span text:style-name="T51">'&lt;div className={classes.branding}&gt;'</text:span>,</text:p>
      <text:p text:style-name="P14"><text:span text:style-name="T51">'"custom-color-blue copyright-custom-designe"'</text:span>);</text:p>
      <text:p text:style-name="P49"/>
      <text:p text:style-name="P43"><text:a xlink:type="simple" xlink:href="https://developer.adobe.com/commerce/pwa-studio/api/buildpack/targetables/TargetableReactComponent/#TargetableReactComponent+addReactLazyImport" text:style-name="Internet_20_link" text:visited-style-name="Visited_20_Internet_20_Link"><text:span text:style-name="T169">.addReactLazyImport</text:span></text:a><text:span text:style-name="T68"> </text:span><text:span text:style-name="T70">добавляет новый динамический импорт друго</text:span><text:span text:style-name="T71">г</text:span><text:span text:style-name="T70">о React-компонента</text:span></text:p>
      <text:p text:style-name="P73"/>
      <text:p text:style-name="P54"><text:span text:style-name="T129">.appendJSX</text:span><text:span text:style-name="T128"> </text:span>- <text:span text:style-name="T132">Добавляет</text:span> JSX-<text:span text:style-name="T132">элемент как дочерний элемент выбранного блока. </text:span><text:span text:style-name="T133">Вставляет блок в блок</text:span>:</text:p>
      <text:p text:style-name="P41">Выбрать, изменяемый блок:</text:p>
      <text:p text:style-name="P11"><text:span text:style-name="T1">const</text:span> <text:span text:style-name="T19">MainComponent</text:span> = <text:span text:style-name="T19">targetables</text:span>.<text:span text:style-name="T36">reactComponent</text:span>(</text:p>
      <text:p text:style-name="P28">"@magento/venia-ui/lib/components/Main/main.js"<text:span text:style-name="T11">);</text:span></text:p>
      <text:p text:style-name="P41">Определить, после чего конкретно добавляется и что:</text:p>
      <text:p text:style-name="P16"><text:span text:style-name="T26">MainComponent</text:span><text:span text:style-name="T65">.</text:span><text:span text:style-name="T37">appendJSX</text:span><text:span text:style-name="T65">(</text:span></text:p>
      <text:p text:style-name="P16"><text:span text:style-name="T51">"div className={pageClass}"</text:span>,</text:p>
      <text:p text:style-name="P16"><text:span text:style-name="T51">"&lt;span&gt;appendJSX succeeded!&lt;/span&gt;"</text:span>)</text:p>
      <text:p text:style-name="P50"/>
      <text:p text:style-name="P43"><text:span text:style-name="T108">.</text:span><text:span text:style-name="T109">i</text:span><text:span text:style-name="T107">nsertAfterJSX </text:span><text:span text:style-name="T109">(</text:span><text:a xlink:type="simple" xlink:href="https://developer.adobe.com/commerce/pwa-studio/api/buildpack/targetables/TargetableReactComponent/#TargetableReactComponent+insertBeforeJSX" text:style-name="Internet_20_link" text:visited-style-name="Visited_20_Internet_20_Link"><text:span text:style-name="T67">.insertBeforeJSX</text:span></text:a><text:span text:style-name="T109">)</text:span> - <text:span text:style-name="T133">Добавляет</text:span> JSX-<text:span text:style-name="T133">элемент</text:span> <text:span text:style-name="T133">после\до выбранного блока</text:span>.</text:p>
      <text:p text:style-name="P33">Выбрать <text:span text:style-name="T64">блок в который вставлять</text:span>:</text:p>
      <text:p text:style-name="P6"><text:span text:style-name="T1">const</text:span> <text:span text:style-name="T19">ProductFullDetailComponent</text:span> = <text:span text:style-name="T19">targetables</text:span>.<text:span text:style-name="T36">reactComponent</text:span>(</text:p>
      <text:p text:style-name="P25">'@magento/venia-ui/lib/components/ProductFullDetail/productFullDetail.js'<text:span text:style-name="T11">);</text:span></text:p>
      <text:p text:style-name="P37">Выбрыть, что именно вставлять и где это расположено:</text:p>
      <text:p text:style-name="P8"><text:span text:style-name="T1">const</text:span> <text:span text:style-name="T19">Button</text:span> = <text:span text:style-name="T19">MainComponent</text:span>.<text:span text:style-name="T36">addImport</text:span>(</text:p>
      <text:p text:style-name="P25">"Button from '@magento/venia-ui/lib/components/Button'"<text:span text:style-name="T11">);</text:span></text:p>
      <text:p text:style-name="P37">Выбрать конкретное место:</text:p>
      <text:p text:style-name="P38"><text:span text:style-name="T64">MainComponent.</text:span><text:span text:style-name="T62">i</text:span><text:span text:style-name="T63">nsertAfterJSX(</text:span><text:span text:style-name="T52">"&lt;Footer/&gt;"</text:span><text:span text:style-name="T12">,</text:span></text:p>
      <text:p text:style-name="P35"><text:span text:style-name="T53">`&lt;</text:span><text:span text:style-name="T2">${</text:span><text:span text:style-name="T20">Button</text:span><text:span text:style-name="T2">}</text:span><text:span text:style-name="T53"> type="button" priority="high"&gt;insertAfterJSX succeeded!&lt;/</text:span><text:span text:style-name="T2">${</text:span><text:span text:style-name="T20">Button</text:span><text:span text:style-name="T2">}</text:span><text:span text:style-name="T53">&gt;`</text:span><text:span text:style-name="T24">)</text:span></text:p>
      <text:p text:style-name="P37">Можно вставлять кастомный текст:</text:p>
      <text:p text:style-name="P55"><text:span text:style-name="T23">MainComponent.</text:span><text:span text:style-name="T25">i</text:span><text:span text:style-name="T24">nsertAfterJSX(</text:span><text:span text:style-name="T54">"&lt;Footer/&gt;"</text:span><text:span text:style-name="T16">,</text:span><text:span text:style-name="T15">'&lt;div className="custom-class"&gt;</text:span><text:span text:style-name="T17">Lorem ipsum</text:span><text:span text:style-name="T15">&lt;/div&gt;'</text:span></text:p>
      <text:p text:style-name="P37"/>
      <text:p text:style-name="Standard"><text:span text:style-name="T61">.</text:span><text:span text:style-name="T129">prependJSX</text:span> — <text:span text:style-name="T178">ставит</text:span> JSX-<text:span text:style-name="T134">элемент</text:span> <text:span text:style-name="T134">как дочерний элемент </text:span><text:span text:style-name="T178">перед</text:span><text:span text:style-name="T134"> выбранн</text:span><text:span text:style-name="T178">ым</text:span><text:span text:style-name="T134"> блок</text:span><text:span text:style-name="T178">ом</text:span>: <text:span text:style-name="T136">(не понял разницы с аппе</text:span><text:span text:style-name="T139">н</text:span><text:span text:style-name="T136">д, </text:span><text:span text:style-name="T138">ставит всегда после</text:span><text:span text:style-name="T136">)</text:span></text:p>
      <text:p text:style-name="P39">Выбрать, изменяемый блок:</text:p>
      <text:p text:style-name="P9"><text:span text:style-name="T1">const</text:span> <text:span text:style-name="T19">MainComponent</text:span> = <text:span text:style-name="T19">targetables</text:span>.<text:span text:style-name="T36">reactComponent</text:span>(</text:p>
      <text:p text:style-name="P26">"@magento/venia-ui/lib/components/Main/main.js"<text:span text:style-name="T11">);</text:span></text:p>
      <text:p text:style-name="P39">Определить, <text:span text:style-name="T66">перед чем</text:span> конкретно добавляется и что:</text:p>
      <text:p text:style-name="P57"><text:span text:style-name="T27">MainComponent</text:span><text:span text:style-name="T18">.</text:span><text:span text:style-name="T41">prepend</text:span><text:span text:style-name="T42">JSX</text:span><text:span text:style-name="T18">(</text:span></text:p>
      <text:p text:style-name="P58"><text:span text:style-name="T84">"div"</text:span><text:span text:style-name="T87">,</text:span><text:span text:style-name="T86"> </text:span></text:p>
      <text:p text:style-name="P58"><text:span text:style-name="T84">"&lt;&gt;prependJSX succeeded!&lt;/&gt;"</text:span><text:span text:style-name="T85">)</text:span></text:p>
      <text:p text:style-name="Standard"><text:soft-page-break/><text:span text:style-name="T129">.removeJSX</text:span> - <text:span text:style-name="T134">удалить</text:span> <text:span text:style-name="T134">указанный </text:span>JSX-<text:span text:style-name="T134">элемент </text:span><text:span text:style-name="T135">в выбранном блоке</text:span>:</text:p>
      <text:p text:style-name="P40">Выбрать, изменяемый блок:</text:p>
      <text:p text:style-name="P10"><text:span text:style-name="T1">const</text:span> <text:span text:style-name="T19">MainComponent</text:span> = <text:span text:style-name="T19">targetables</text:span>.<text:span text:style-name="T36">reactComponent</text:span>(</text:p>
      <text:p text:style-name="P27">"@magento/venia-ui/lib/components/Main/main.js"<text:span text:style-name="T11">);</text:span></text:p>
      <text:p text:style-name="P44">Определить, что удаляем:</text:p>
      <text:p text:style-name="P12"><text:span text:style-name="T19">MainComponent</text:span>.<text:span text:style-name="T36">removeJSX</text:span>(<text:span text:style-name="T51">'&lt;Header /&gt;'</text:span>)</text:p>
      <text:p text:style-name="P1"/>
      <text:p text:style-name="P36"><text:span text:style-name="T129">.removeJSXProps</text:span> — <text:span text:style-name="T140">Удаление props</text:span> JSX-<text:span text:style-name="T140">элемента, если он соответствуют одному из имен в списке</text:span>.</text:p>
      <text:p text:style-name="P36"/>
      <text:p text:style-name="Standard"><text:span text:style-name="T129">.replaceJSX</text:span> — <text:span text:style-name="T141">Заменить код в </text:span>JSX-<text:span text:style-name="T141">элементе</text:span>:</text:p>
      <text:p text:style-name="P39">Выбрать, изменяемый блок:</text:p>
      <text:p text:style-name="P9"><text:span text:style-name="T1">const</text:span> <text:span text:style-name="T19">MainComponent</text:span> = <text:span text:style-name="T19">targetables</text:span>.<text:span text:style-name="T36">reactComponent</text:span>(</text:p>
      <text:p text:style-name="P26">"@magento/venia-ui/lib/components/Main/main.js"<text:span text:style-name="T11">);</text:span></text:p>
      <text:p text:style-name="P42">Определить что и чем заменяем:</text:p>
      <text:p text:style-name="P17"><text:span text:style-name="T19">MainComponent</text:span>.<text:span text:style-name="T36">replaceJSX</text:span>(</text:p>
      <text:p text:style-name="P17"><text:span text:style-name="T51">"&lt;Header /&gt;"</text:span>, </text:p>
      <text:p text:style-name="P17"><text:span text:style-name="T51">"&lt;Footer /&gt;"</text:span>)</text:p>
      <text:p text:style-name="P1"/>
      <text:p text:style-name="P56"><text:span text:style-name="T129">.setJSXProps — </text:span><text:span text:style-name="T144">установить </text:span><text:span text:style-name="T143">props </text:span><text:span text:style-name="T144">в </text:span><text:span text:style-name="T143">JSX-</text:span><text:span text:style-name="T144">элемент.</text:span></text:p>
      <text:p text:style-name="P76"/>
      <text:p text:style-name="Standard"><text:span text:style-name="T129">.surroundJSX</text:span><text:span text:style-name="T128"> —</text:span> <text:span text:style-name="T142">обернуть выбранные</text:span> JSX-<text:span text:style-name="T142">элемент другим элементом</text:span>:</text:p>
      <text:p text:style-name="P32">выбрать, что <text:span text:style-name="T147">именно </text:span>обернуть:</text:p>
      <text:p text:style-name="P1"><text:span text:style-name="T1">const</text:span> <text:span text:style-name="T19">MainComponent</text:span> = <text:span text:style-name="T19">targetables</text:span>.<text:span text:style-name="T36">reactComponent</text:span>(<text:span text:style-name="T51">"@magento/venia-ui/lib/components/Main/main.js"</text:span>);</text:p>
      <text:p text:style-name="P7">Обернуть:</text:p>
      <text:p text:style-name="P3"><text:span text:style-name="T19">MainComponent</text:span>.<text:span text:style-name="T36">surroundJSX</text:span>(</text:p>
      <text:p text:style-name="P3"><text:span text:style-name="T51">"Header"</text:span>,</text:p>
      <text:p text:style-name="P3"><text:span text:style-name="T51">'div className="customClass"'</text:span>);</text:p>
      <text:p text:style-name="P1"/>
      <text:p text:style-name="P1"/>
      <text:p text:style-name="P1"/>
      <text:p text:style-name="P47"/>
      <text:p text:style-name="P46"/>
      <text:p text:style-name="P46"/>
      <text:h text:style-name="P120" text:outline-level="1">SingleImportStatement</text:h>
      <text:p text:style-name="P77">Используется для отслеживания новых зависимостей и добаленных в модуль и разрешения конфликтов при их возникновении.</text:p>
      <text:p text:style-name="P77"><text:a xlink:type="simple" xlink:href="https://developer.adobe.com/commerce/pwa-studio/api/buildpack/targetables/SingleImportStatement/#new_SingleImportStatement_new" text:style-name="Internet_20_link" text:visited-style-name="Visited_20_Internet_20_Link">new SingleImportStatement</text:a><text:span text:style-name="T88"> </text:span><text:span text:style-name="T89">создаем новый объект с новой привязкой.</text:span></text:p>
      <text:p text:style-name="P20"><text:span text:style-name="T102">const</text:span><text:span text:style-name="T90"> </text:span><text:span text:style-name="T97">queryHookImport</text:span><text:span text:style-name="T90"> = </text:span><text:span text:style-name="T102">new</text:span><text:span text:style-name="T90"> </text:span><text:span text:style-name="T100">SingleImportStatement</text:span><text:span text:style-name="T90">(</text:span></text:p>
      <text:p text:style-name="P25">"import { useQuery } from '@apollo/react-hooks'"</text:p>
      <text:p text:style-name="P1">);</text:p>
      <text:p text:style-name="P74">Для создания объекта с новыми свойствами:</text:p>
      <text:p text:style-name="P69">{</text:p>
      <text:p text:style-name="P1"><text:span text:style-name="T179">statement</text:span>: <text:span text:style-name="T51">"import { useQuery } from '@apollo/react-hooks'"</text:span>,</text:p>
      <text:p text:style-name="P1"><text:span text:style-name="T179">binding</text:span>: <text:span text:style-name="T51">'useQuery'</text:span>,</text:p>
      <text:p text:style-name="P1"><text:span text:style-name="T179">imported</text:span>: <text:span text:style-name="T51">'useQuery'</text:span></text:p>
      <text:p text:style-name="P1">}</text:p>
      <text:p text:style-name="P1"/>
      <text:p text:style-name="P78"><text:soft-page-break/><text:a xlink:type="simple" xlink:href="https://developer.adobe.com/commerce/pwa-studio/api/buildpack/targetables/SingleImportStatement/#SingleImportStatement+changeBinding" text:style-name="Internet_20_link" text:visited-style-name="Visited_20_Internet_20_Link">.changeBinding</text:a><text:span text:style-name="T88"> используют для переименования переменной привязанной к импортированному объекту</text:span></text:p>
      <text:p text:style-name="P74">Создаем объект:</text:p>
      <text:p text:style-name="P21"><text:span text:style-name="T102">const</text:span><text:span text:style-name="T90"> </text:span><text:span text:style-name="T97">queryHookImport</text:span><text:span text:style-name="T90"> = </text:span><text:span text:style-name="T102">new</text:span><text:span text:style-name="T90"> </text:span><text:span text:style-name="T100">SingleImportStatement</text:span><text:span text:style-name="T90">(</text:span></text:p>
      <text:p text:style-name="P30">"import { useQuery } from '@apollo/react-hooks'"</text:p>
      <text:p text:style-name="P70">);</text:p>
      <text:p text:style-name="P74">переименовываем переменную:</text:p>
      <text:p text:style-name="P22"><text:span text:style-name="T103">const</text:span><text:span text:style-name="T91"> </text:span><text:span text:style-name="T98">queryHookImport2</text:span><text:span text:style-name="T91"> = </text:span><text:span text:style-name="T104">useQueryImport</text:span><text:span text:style-name="T91">.</text:span><text:span text:style-name="T101">changeBinding</text:span><text:span text:style-name="T91">(</text:span><text:span text:style-name="T105">"useQuery2"</text:span><text:span text:style-name="T91">);</text:span></text:p>
      <text:p text:style-name="P74">получаем объект:</text:p>
      <text:p text:style-name="P69">{</text:p>
      <text:p text:style-name="P1"><text:span text:style-name="T179">statement</text:span>: <text:span text:style-name="T51">"import { useQuery as useQuery2 } from '@apollo/react-hooks'"</text:span>,</text:p>
      <text:p text:style-name="P1"><text:span text:style-name="T179">binding</text:span>: <text:span text:style-name="T51">'useQuery2'</text:span>,</text:p>
      <text:p text:style-name="P1"><text:span text:style-name="T179">imported</text:span>: <text:span text:style-name="T51">'useQuery'</text:span></text:p>
      <text:p text:style-name="P1">}</text:p>
      <text:p text:style-name="P1"/>
      <text:p text:style-name="P78"><text:a xlink:type="simple" xlink:href="https://developer.adobe.com/commerce/pwa-studio/api/buildpack/targetables/SingleImportStatement/#SingleImportStatement+toString" text:style-name="Internet_20_link" text:visited-style-name="Visited_20_Internet_20_Link">.toString</text:a><text:span text:style-name="T69"> </text:span><text:span text:style-name="T74">Используйте это для ссылки на локальное имя компонента при добавлении пользовательского кода с помощью Targetables.</text:span></text:p>
      <text:p text:style-name="P75">Пример не понял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Droid Sans Mono" svg:font-family="'Droid Sans Mono', monospace, monospace"/>
    <style:font-face style:name="Lohit Devanagari1" svg:font-family="'Lohit Devanagari'"/>
    <style:font-face style:name="adobe-clean" svg:font-family="adobe-clean, 'Source Sans Pro', apple-system, BlinkMacSystemFont, 'Segoe UI', Roboto, Ubuntu, 'Trebuchet MS', 'Lucida Grande', sans-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1:21:24.865906948</meta:creation-date>
    <dc:date>2022-06-23T10:58:56.731870743</dc:date>
    <meta:editing-duration>PT18H13M54S</meta:editing-duration>
    <meta:editing-cycles>35</meta:editing-cycles>
    <meta:generator>LibreOffice/6.4.7.2$Linux_X86_64 LibreOffice_project/40$Build-2</meta:generator>
    <meta:document-statistic meta:table-count="1" meta:image-count="0" meta:object-count="0" meta:page-count="8" meta:paragraph-count="215" meta:word-count="901" meta:character-count="9635" meta:non-whitespace-character-count="8896"/>
  </office:meta>
</office:document-meta>
</file>